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3cm" svg:stroke-color="#000000" draw:marker-start-width="0.245cm" draw:marker-end-width="0.245cm" draw:fill="solid" draw:fill-color="#ffffff" draw:opacity="100%" draw:textarea-vertical-align="bottom" fo:padding-top="0cm" fo:padding-bottom="0.1cm" fo:padding-left="0cm" fo:padding-right="0cm" draw:shadow-opacity="100%" style:protect="position size"/>
    </style:style>
    <style:style style:name="gr2" style:family="graphic" style:parent-style-name="standard">
      <style:graphic-properties svg:stroke-width="0.03cm" svg:stroke-color="#000000" draw:marker-start-width="0.245cm" draw:marker-end-width="0.245cm" draw:fill="solid" draw:fill-color="#ffffff" draw:opacity="100%" draw:textarea-vertical-align="middle" fo:padding-top="0.14cm" fo:padding-bottom="0.14cm" fo:padding-left="0.265cm" fo:padding-right="0.265cm" draw:shadow-opacity="100%" style:protect="position size"/>
    </style:style>
    <style:style style:name="gr3"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protect="position size"/>
    </style:style>
    <style:style style:name="gr4" style:family="graphic" style:parent-style-name="standard">
      <style:graphic-properties draw:stroke="none" svg:stroke-width="0.03cm" svg:stroke-color="#000000" draw:marker-start-width="0.245cm" draw:marker-end-width="0.245cm" draw:fill="none" draw:fill-color="#ffffff" draw:opacity="100%" draw:textarea-horizontal-align="center" draw:textarea-vertical-align="middle" draw:auto-grow-height="true" draw:auto-grow-width="true" fo:min-height="0cm" fo:min-width="0cm" fo:padding-top="0cm" fo:padding-bottom="0cm" fo:padding-left="0.05cm" fo:padding-right="0cm" draw:shadow-opacity="100%"/>
    </style:style>
    <style:style style:name="gr5" style:family="graphic" style:parent-style-name="standard">
      <style:graphic-properties draw:stroke="none" svg:stroke-width="0.03cm" svg:stroke-color="#000000" draw:marker-start-width="0.245cm" draw:marker-end-width="0.245cm" draw:fill="solid" draw:fill-color="#000000" draw:opacity="100%" draw:textarea-horizontal-align="center" draw:textarea-vertical-align="middle" draw:auto-grow-height="true" draw:auto-grow-width="true" fo:min-height="0cm" fo:min-width="0cm" fo:padding-top="0cm" fo:padding-bottom="0cm" fo:padding-left="0.05cm" fo:padding-right="0cm" draw:shadow="hidden" draw:shadow-opacity="100%"/>
    </style:style>
    <style:style style:name="P1" style:family="paragraph">
      <style:paragraph-properties fo:text-align="center"/>
      <style:text-properties fo:font-family="osifont" style:font-pitch="variable" fo:font-size="10pt" style:font-size-asian="10pt" style:font-size-complex="10pt"/>
    </style:style>
    <style:style style:name="P2" style:family="paragraph">
      <style:paragraph-properties fo:text-align="center"/>
      <style:text-properties fo:font-family="osifont" style:font-pitch="variable" fo:font-size="12pt" style:font-size-asian="12pt" style:font-size-complex="12pt"/>
    </style:style>
    <style:style style:name="P3" style:family="paragraph">
      <style:paragraph-properties fo:text-align="center"/>
    </style:style>
    <style:style style:name="P4" style:family="paragraph">
      <style:text-properties fo:font-family="osifont" style:font-pitch="variable" fo:font-size="8pt" style:font-size-asian="8pt" style:font-size-complex="8pt"/>
    </style:style>
    <style:style style:name="P5" style:family="paragraph">
      <style:paragraph-properties fo:text-align="center"/>
      <style:text-properties fo:font-family="osifont" style:font-pitch="variable" fo:font-size="8pt" style:font-size-asian="8pt" style:font-size-complex="8pt"/>
    </style:style>
    <style:style style:name="T1" style:family="text">
      <style:text-properties fo:font-family="osifont" style:font-pitch="variable" fo:font-size="8pt" style:font-size-asian="8pt" style:font-size-complex="8pt"/>
    </style:style>
    <style:style style:name="T2" style:family="text">
      <style:text-properties style:use-window-font-color="true" style:text-outline="false" style:text-line-through-style="none" fo:font-family="osifont" style:font-pitch="variable" fo:font-size="8pt" fo:font-style="normal" fo:text-shadow="none" style:text-underline-style="none" fo:font-weight="normal" style:letter-kerning="true" style:font-family-asian="osifont" style:font-pitch-asian="variable" style:font-size-asian="8pt" style:font-style-asian="normal" style:font-weight-asian="normal" style:font-family-complex="osifont" style:font-pitch-complex="variable" style:font-size-complex="4.5999999046325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eschriftung mit osifont" draw:style-name="dp1" draw:master-page-name="Standard">
        <draw:g>
          <draw:rect draw:style-name="gr1" draw:text-style-name="P1" draw:layer="layout" svg:width="8.2cm" svg:height="1cm" svg:x="7.7cm" svg:y="24.7cm">
            <text:p/>
          </draw:rect>
          <draw:rect draw:style-name="gr1" draw:text-style-name="P1" draw:layer="layout" svg:width="6.3cm" svg:height="1cm" svg:x="13.7cm" svg:y="26.7cm">
            <text:p/>
          </draw:rect>
          <draw:rect draw:style-name="gr1" draw:text-style-name="P1" draw:layer="layout" svg:width="0.9cm" svg:height="1cm" svg:x="19.1cm" svg:y="27.7cm">
            <text:p/>
          </draw:rect>
          <draw:rect draw:style-name="gr1" draw:text-style-name="P1" draw:layer="layout" svg:width="5.7cm" svg:height="1cm" svg:x="2cm" svg:y="24.7cm">
            <text:p/>
          </draw:rect>
          <draw:rect draw:style-name="gr2" draw:text-style-name="P2" draw:layer="layout" svg:width="5.7cm" svg:height="3cm" svg:x="2cm" svg:y="25.7cm">
            <text:p/>
          </draw:rect>
          <draw:rect draw:style-name="gr1" draw:text-style-name="P1" draw:layer="layout" svg:width="1.3cm" svg:height="1cm" svg:x="13.7cm" svg:y="27.7cm">
            <text:p/>
          </draw:rect>
          <draw:rect draw:style-name="gr1" draw:text-style-name="P1" draw:layer="layout" svg:width="2.3cm" svg:height="1cm" svg:x="15.9cm" svg:y="27.7cm">
            <text:p/>
          </draw:rect>
          <draw:rect draw:style-name="gr1" draw:text-style-name="P1" draw:layer="layout" svg:width="4.1cm" svg:height="1cm" svg:x="7.7cm" svg:y="25.7cm">
            <text:p/>
          </draw:rect>
          <draw:rect draw:style-name="gr1" draw:text-style-name="P1" draw:layer="layout" svg:width="4.1cm" svg:height="1cm" svg:x="11.8cm" svg:y="25.7cm">
            <text:p/>
          </draw:rect>
          <draw:rect draw:style-name="gr1" draw:text-style-name="P1" draw:layer="layout" svg:width="4.1cm" svg:height="1cm" svg:x="15.9cm" svg:y="24.7cm">
            <text:p/>
          </draw:rect>
          <draw:rect draw:style-name="gr1" draw:text-style-name="P1" draw:layer="layout" svg:width="4.1cm" svg:height="1cm" svg:x="15.9cm" svg:y="25.7cm">
            <text:p/>
          </draw:rect>
          <draw:rect draw:style-name="gr2" draw:text-style-name="P2" draw:layer="layout" svg:width="6cm" svg:height="2cm" svg:x="7.7cm" svg:y="26.7cm">
            <text:p/>
          </draw:rect>
          <draw:rect draw:style-name="gr1" draw:text-style-name="P1" draw:layer="layout" svg:width="0.9cm" svg:height="1cm" svg:x="18.2cm" svg:y="27.7cm">
            <text:p/>
          </draw:rect>
          <draw:rect draw:style-name="gr1" draw:text-style-name="P1" draw:layer="layout" svg:width="0.9cm" svg:height="1cm" svg:x="15cm" svg:y="27.7cm">
            <text:p/>
          </draw:rect>
          <draw:rect draw:style-name="gr3" draw:text-style-name="P3" draw:layer="layout" svg:width="18cm" svg:height="27.7cm" svg:x="2cm" svg:y="1cm">
            <text:p/>
          </draw:rect>
          <draw:frame draw:style-name="gr4" draw:text-style-name="P4" draw:layer="Beschriftung" svg:width="1.343cm" svg:height="0.399cm" svg:x="1.991cm" svg:y="24.702cm">
            <draw:text-box>
              <text:p><text:span text:style-name="T1">Oberfläche</text:span></text:p>
            </draw:text-box>
          </draw:frame>
          <draw:frame draw:style-name="gr4" draw:text-style-name="P4" draw:layer="Beschriftung" svg:width="1.792cm" svg:height="0.399cm" svg:x="11.801cm" svg:y="25.7cm">
            <draw:text-box>
              <text:p><text:span text:style-name="T1">Genehmigt von</text:span></text:p>
            </draw:text-box>
          </draw:frame>
          <draw:frame draw:style-name="gr4" draw:text-style-name="P4" draw:layer="Beschriftung" svg:width="1.491cm" svg:height="0.399cm" svg:x="15.901cm" svg:y="25.7cm">
            <draw:text-box>
              <text:p><text:span text:style-name="T1">Sachnummer</text:span></text:p>
            </draw:text-box>
          </draw:frame>
          <draw:frame draw:style-name="gr4" draw:text-style-name="P4" draw:layer="Beschriftung" svg:width="1.822cm" svg:height="0.399cm" svg:x="13.701cm" svg:y="26.7cm">
            <draw:text-box>
              <text:p><text:span text:style-name="T1">Dokumentenart</text:span></text:p>
            </draw:text-box>
          </draw:frame>
          <draw:frame draw:style-name="gr4" draw:text-style-name="P4" draw:layer="Beschriftung" svg:width="1.047cm" svg:height="0.399cm" svg:x="13.701cm" svg:y="27.7cm">
            <draw:text-box>
              <text:p><text:span text:style-name="T1">Maßstab</text:span></text:p>
            </draw:text-box>
          </draw:frame>
          <draw:frame draw:style-name="gr4" draw:text-style-name="P4" draw:layer="Beschriftung" svg:width="0.564cm" svg:height="0.399cm" svg:x="15.001cm" svg:y="27.7cm">
            <draw:text-box>
              <text:p><text:span text:style-name="T1">Änd.</text:span></text:p>
            </draw:text-box>
          </draw:frame>
          <draw:frame draw:style-name="gr4" draw:text-style-name="P4" draw:layer="Beschriftung" svg:width="1.75cm" svg:height="0.399cm" svg:x="15.901cm" svg:y="27.7cm">
            <draw:text-box>
              <text:p><text:span text:style-name="T1">Ausgabedatum</text:span></text:p>
            </draw:text-box>
          </draw:frame>
          <draw:frame draw:style-name="gr4" draw:text-style-name="P4" draw:layer="Beschriftung" svg:width="0.518cm" svg:height="0.399cm" svg:x="18.201cm" svg:y="27.7cm">
            <draw:text-box>
              <text:p><text:span text:style-name="T1">Spr.</text:span></text:p>
            </draw:text-box>
          </draw:frame>
          <draw:frame draw:style-name="gr4" draw:text-style-name="P4" draw:layer="Beschriftung" svg:width="0.683cm" svg:height="0.399cm" svg:x="2.001cm" svg:y="25.7cm">
            <draw:text-box>
              <text:p><text:span text:style-name="T1">Firma</text:span></text:p>
            </draw:text-box>
          </draw:frame>
          <draw:frame draw:style-name="gr4" draw:text-style-name="P4" draw:layer="Beschriftung" svg:width="2.85cm" svg:height="0.399cm" svg:x="7.701cm" svg:y="26.7cm">
            <draw:text-box>
              <text:p><text:span text:style-name="T2">Titel, Zusätzlicher Titel</text:span></text:p>
            </draw:text-box>
          </draw:frame>
          <draw:frame draw:style-name="gr4" draw:text-style-name="P4" draw:layer="Beschriftung" svg:width="1.699cm" svg:height="0.399cm" svg:x="7.701cm" svg:y="25.7cm">
            <draw:text-box>
              <text:p><text:span text:style-name="T2">Erstellt durch</text:span></text:p>
            </draw:text-box>
          </draw:frame>
          <draw:frame draw:style-name="gr4" draw:text-style-name="P4" draw:layer="Beschriftung" svg:width="2.152cm" svg:height="0.399cm" svg:x="7.701cm" svg:y="24.7cm">
            <draw:text-box>
              <text:p><text:span text:style-name="T2">Allgemeintoleranz</text:span></text:p>
            </draw:text-box>
          </draw:frame>
          <draw:frame draw:style-name="gr4" draw:text-style-name="P4" draw:layer="Beschriftung" svg:width="1.275cm" svg:height="0.399cm" svg:x="15.892cm" svg:y="24.7cm">
            <draw:text-box>
              <text:p><text:span text:style-name="T2">Werkstoff</text:span></text:p>
            </draw:text-box>
          </draw:frame>
          <draw:frame draw:style-name="gr4" draw:text-style-name="P4" draw:layer="Beschriftung" svg:width="0.624cm" svg:height="0.399cm" svg:x="19.1cm" svg:y="27.7cm">
            <draw:text-box>
              <text:p><text:span text:style-name="T1">Blatt</text:span></text:p>
            </draw:text-box>
          </draw:frame>
        </draw:g>
      </draw:page>
      <draw:page draw:name="Beschriftung als Polygon" draw:style-name="dp1" draw:master-page-name="Standard">
        <draw:rect draw:style-name="gr1" draw:text-style-name="P1" draw:layer="layout" svg:width="8.2cm" svg:height="1cm" svg:x="7.7cm" svg:y="24.7cm">
          <text:p/>
        </draw:rect>
        <draw:rect draw:style-name="gr1" draw:text-style-name="P1" draw:layer="layout" svg:width="6.3cm" svg:height="1cm" svg:x="13.7cm" svg:y="26.7cm">
          <text:p/>
        </draw:rect>
        <draw:rect draw:style-name="gr1" draw:text-style-name="P1" draw:layer="layout" svg:width="0.9cm" svg:height="1cm" svg:x="19.1cm" svg:y="27.7cm">
          <text:p/>
        </draw:rect>
        <draw:rect draw:style-name="gr1" draw:text-style-name="P1" draw:layer="layout" svg:width="5.7cm" svg:height="1cm" svg:x="2cm" svg:y="24.7cm">
          <text:p/>
        </draw:rect>
        <draw:rect draw:style-name="gr2" draw:text-style-name="P2" draw:layer="layout" svg:width="5.7cm" svg:height="3cm" svg:x="2cm" svg:y="25.7cm">
          <text:p/>
        </draw:rect>
        <draw:rect draw:style-name="gr1" draw:text-style-name="P1" draw:layer="layout" svg:width="1.3cm" svg:height="1cm" svg:x="13.7cm" svg:y="27.7cm">
          <text:p/>
        </draw:rect>
        <draw:rect draw:style-name="gr1" draw:text-style-name="P1" draw:layer="layout" svg:width="2.3cm" svg:height="1cm" svg:x="15.9cm" svg:y="27.7cm">
          <text:p/>
        </draw:rect>
        <draw:rect draw:style-name="gr1" draw:text-style-name="P1" draw:layer="layout" svg:width="4.1cm" svg:height="1cm" svg:x="7.7cm" svg:y="25.7cm">
          <text:p/>
        </draw:rect>
        <draw:rect draw:style-name="gr1" draw:text-style-name="P1" draw:layer="layout" svg:width="4.1cm" svg:height="1cm" svg:x="11.8cm" svg:y="25.7cm">
          <text:p/>
        </draw:rect>
        <draw:rect draw:style-name="gr1" draw:text-style-name="P1" draw:layer="layout" svg:width="4.1cm" svg:height="1cm" svg:x="15.9cm" svg:y="24.7cm">
          <text:p/>
        </draw:rect>
        <draw:rect draw:style-name="gr1" draw:text-style-name="P1" draw:layer="layout" svg:width="4.1cm" svg:height="1cm" svg:x="15.9cm" svg:y="25.7cm">
          <text:p/>
        </draw:rect>
        <draw:rect draw:style-name="gr2" draw:text-style-name="P2" draw:layer="layout" svg:width="6cm" svg:height="2cm" svg:x="7.7cm" svg:y="26.7cm">
          <text:p/>
        </draw:rect>
        <draw:rect draw:style-name="gr1" draw:text-style-name="P1" draw:layer="layout" svg:width="0.9cm" svg:height="1cm" svg:x="18.2cm" svg:y="27.7cm">
          <text:p/>
        </draw:rect>
        <draw:rect draw:style-name="gr1" draw:text-style-name="P1" draw:layer="layout" svg:width="0.9cm" svg:height="1cm" svg:x="15cm" svg:y="27.7cm">
          <text:p/>
        </draw:rect>
        <draw:rect draw:style-name="gr3" draw:text-style-name="P3" draw:layer="layout" svg:width="18cm" svg:height="27.7cm" svg:x="2cm" svg:y="1cm">
          <text:p/>
        </draw:rect>
        <draw:g>
          <draw:path draw:style-name="gr5" draw:text-style-name="P5" draw:layer="Beschriftung" svg:width="0.123cm" svg:height="0.208cm" svg:x="2.062cm" svg:y="24.82cm" svg:viewBox="0 0 124 209" svg:d="m20 62v88 2 2l1 2v2l1 1v2l1 2 1 2 1 1 1 2 2 3 3 3 3 4 3 2 3 2 3 2 4 2 3 1 4 1h3 4 4 4l4-1 4-1 3-2 3-1 2-1 1-1 3-3 4-3 3-4 1-2 1-2 2-1 1-2v-2l1-3 1-2v-2l1-2v-2-2-3-83-5-3l-1-2v-2l-1-2v-2l-1-2-1-2-1-2-1-2-2-2-1-1-2-2-1-2-2-1-3-3-4-2-3-2-4-1-4-1-3-1h-4l-4-1-4 1h-3l-3 1-4 1-3 2-3 1-4 3-3 2-2 1-1 2-2 1-1 2-1 2-1 2-1 1-1 2-1 2-1 2v2l-1 3-1 4zm-20 93v-91-3-3l1-3v-2l1-3 1-3v-2l2-3 1-2 1-3 3-5 4-4 4-5 5-4 5-4 2-1 3-2 2-1 3-1 3-2h3l6-2 6-1h6 7l5 1 3 1 3 1h3l3 1 2 2 3 1 5 3 5 4 4 4 5 5 4 5 3 5 1 3 2 2 1 3 1 3v3l1 3 1 3v3 6 84 6l-1 7v3l-1 3-1 3-1 3-2 2-1 3-2 3-1 2-2 3-2 2-5 5-4 4-5 4-3 1-2 2-3 1-3 1-5 2-6 2h-6l-7 1-6-1h-5l-6-2-6-2-5-2-5-3-5-4-4-4-5-4-4-5-3-5-1-3-1-2-1-3-1-2-1-3-1-3v-3l-1-3v-2z">
            <text:p/>
          </draw:path>
          <draw:path draw:style-name="gr5" draw:text-style-name="P5" draw:layer="Beschriftung" svg:width="0.102cm" svg:height="0.207cm" svg:x="2.227cm" svg:y="24.82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path draw:style-name="gr5" draw:text-style-name="P5" draw:layer="Beschriftung" svg:width="0.103cm" svg:height="0.145cm" svg:x="2.368cm" svg:y="24.882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82cm" svg:height="0.145cm" svg:x="2.508cm" svg:y="24.882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081cm" svg:height="0.207cm" svg:x="2.625cm" svg:y="24.819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polygon draw:style-name="gr5" draw:text-style-name="P5" draw:layer="Beschriftung" svg:width="0.04cm" svg:height="0.207cm" svg:x="2.749cm" svg:y="24.82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5" draw:text-style-name="P5" draw:layer="Beschriftung" svg:width="0.103cm" svg:height="0.19cm" svg:x="2.817cm" svg:y="24.837cm" svg:viewBox="0 0 104 191" svg:d="m85 30h-1-2l-1-1h-1l-1-1v0l-1-1-1-1v-1l-1-1v-1l-1-2v-1-2-3-4-1-2-1l1-1v-1l1-1 1-1v-1l1-1h1 1l1-1h1 1 2 1l1 1h1l1 1h1l1 1 1 1v1l1 1v1l1 2v1 2 2 2 1 2 1 2l-1 1v1l-1 1v1l-1 1-1 1h-1v1h-2l-1 1h-1zm-64 0h-1-1l-1-1h-1l-1-1h-1l-1-1-1-1v-1l-1-1v-1l-1-2v-1-2-1-2-3-2-1l1-2v-1l1-1v-1l1-1 1-1v0l1-1h1 1l1-1h2 1l1 1h1 1l1 1h1l1 1 1 1 1 1v1l1 2v1 2l1 1v2 2 2 1l-1 2v1 1l-1 1v1l-1 1-1 1v1h-1l-1 1h-1l-1 1h-1zm59 98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2 1-1 2-1h2l2-1 1-1 2-1h2l2-1h4 4 43v-26 0-1-1 0-1-1h-1v-1l-1-2-1-1-1-1-2-2-1-1-2-2-2-1h-1l-1-1h-1-1l-1-1h-1-1-1z">
            <text:p/>
          </draw:path>
          <draw:polygon draw:style-name="gr5" draw:text-style-name="P5" draw:layer="Beschriftung" svg:width="0.081cm" svg:height="0.145cm" svg:x="2.957cm" svg:y="24.882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5" draw:text-style-name="P5" draw:layer="Beschriftung" svg:width="0.102cm" svg:height="0.207cm" svg:x="3.073cm" svg:y="24.82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ath draw:style-name="gr5" draw:text-style-name="P5" draw:layer="Beschriftung" svg:width="0.103cm" svg:height="0.145cm" svg:x="3.21cm" svg:y="24.882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g>
        <draw:g>
          <draw:polygon draw:style-name="gr5" draw:text-style-name="P5" draw:layer="Beschriftung" svg:width="0.124cm" svg:height="0.207cm" svg:x="11.872cm" svg:y="25.818cm" svg:viewBox="0 0 125 208" draw:points="49,188 105,188 105,104 83,104 82,104 81,103 80,103 79,103 78,103 77,102 76,102 76,101 75,100 75,100 74,99 74,98 74,97 74,96 73,95 73,94 73,93 74,91 74,90 74,89 74,89 75,88 75,87 76,86 76,86 77,85 78,85 79,84 80,84 81,84 82,84 83,84 116,84 117,84 118,84 119,84 120,85 120,85 121,86 122,86 122,87 123,88 123,89 124,90 124,91 124,92 124,94 124,97 124,196 124,197 124,199 124,200 124,201 123,202 123,203 122,204 122,205 121,206 120,206 119,207 118,207 117,207 116,208 114,208 113,208 46,208 44,208 42,208 40,207 39,207 37,207 35,206 31,205 27,203 23,200 19,198 16,194 14,193 12,191 10,189 9,187 7,184 6,182 5,179 4,177 3,174 2,171 1,165 0,158 0,151 0,49 0,46 0,44 1,42 1,39 2,37 2,35 3,33 4,31 5,28 6,26 7,24 9,22 12,18 16,15 20,11 24,8 28,6 33,4 37,2 42,1 47,0 52,0 113,0 114,0 116,0 117,0 118,1 119,1 120,1 121,2 122,2 123,3 123,4 124,5 124,6 124,7 125,8 125,9 125,10 125,11 125,12 124,13 124,14 124,15 123,16 123,17 122,17 121,18 120,18 119,19 118,19 117,19 116,20 114,20 113,20 54,20 50,20 47,20 44,21 42,22 40,22 39,23 37,24 36,25 35,25 33,26 32,27 31,29 29,30 27,32 25,35 23,38 23,39 22,41 22,42 21,44 20,47 20,50 20,54 20,154 20,157 20,161 21,164 22,167 23,170 24,172 25,173 26,175 27,176 29,178 31,181 33,183 36,184 37,185 38,186 39,186 41,187 42,187 43,187 45,188 46,188 47,188">
            <text:p/>
          </draw:polygon>
          <draw:path draw:style-name="gr5" draw:text-style-name="P5" draw:layer="Beschriftung" svg:width="0.103cm" svg:height="0.145cm" svg:x="12.034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102cm" svg:height="0.144cm" svg:x="12.174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5" draw:text-style-name="P5" draw:layer="Beschriftung" svg:width="0.103cm" svg:height="0.145cm" svg:x="12.313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102cm" svg:height="0.207cm" svg:x="12.456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olygon draw:style-name="gr5" draw:text-style-name="P5" draw:layer="Beschriftung" svg:width="0.144cm" svg:height="0.145cm" svg:x="12.593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5" draw:text-style-name="P5" draw:layer="Beschriftung" svg:width="0.019cm" svg:height="0.207cm" svg:x="12.777cm" svg:y="25.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ath draw:style-name="gr5" draw:text-style-name="P5" draw:layer="Beschriftung" svg:width="0.102cm" svg:height="0.207cm" svg:x="12.834cm" svg:y="25.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olygon draw:style-name="gr5" draw:text-style-name="P5" draw:layer="Beschriftung" svg:width="0.082cm" svg:height="0.207cm" svg:x="12.969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5" draw:text-style-name="P5" draw:layer="Beschriftung" svg:width="0.103cm" svg:height="0.144cm" svg:x="13.195cm" svg:y="25.881cm" svg:viewBox="0 0 104 145" draw:points="84,7 84,6 85,6 85,5 85,4 86,3 86,3 87,2 88,2 88,1 89,1 90,1 90,0 91,0 92,0 93,0 94,0 95,0 96,0 97,0 98,1 99,1 100,1 101,2 101,2 102,3 102,3 103,4 103,5 103,6 104,7 104,8 104,9 104,9 104,10 104,11 104,11 103,12 103,13 103,13 103,14 62,136 61,138 61,139 60,140 60,141 59,141 59,142 58,143 57,143 57,144 56,144 55,145 55,145 54,145 53,145 52,145 51,145 50,145 49,145 49,145 48,144 47,144 47,144 46,143 45,143 45,142 44,141 44,140 43,140 43,139 42,138 42,137 1,15 1,13 0,13 0,12 0,11 0,10 0,10 0,9 0,8 0,7 0,6 1,5 1,4 2,4 2,3 3,2 4,2 5,1 6,1 7,1 8,0 9,0 11,0 12,0 13,0 13,0 14,0 15,1 15,1 16,1 16,2 17,2 17,3 18,3 18,4 19,5 20,7 20,9 52,103">
            <text:p/>
          </draw:polygon>
          <draw:path draw:style-name="gr5" draw:text-style-name="P5" draw:layer="Beschriftung" svg:width="0.102cm" svg:height="0.144cm" svg:x="13.33cm" svg:y="25.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5" draw:text-style-name="P5" draw:layer="Beschriftung" svg:width="0.102cm" svg:height="0.144cm" svg:x="13.469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g>
        <draw:g>
          <draw:polygon draw:style-name="gr5" draw:text-style-name="P5" draw:layer="Beschriftung" svg:width="0.124cm" svg:height="0.207cm" svg:x="15.965cm" svg:y="25.819cm" svg:viewBox="0 0 125 208" draw:points="0,52 0,47 1,42 2,37 3,35 4,32 5,30 6,28 8,23 11,19 15,15 19,12 23,9 25,7 27,6 29,5 31,4 34,3 36,2 38,1 41,1 46,0 51,0 58,0 65,1 72,1 79,2 85,3 92,5 98,7 104,9 106,10 107,10 108,11 109,12 110,12 111,13 111,14 112,14 112,15 113,16 113,17 113,18 114,19 114,19 114,20 114,22 114,23 113,24 113,25 113,25 112,26 112,27 111,27 111,28 110,29 109,29 108,29 107,30 106,30 105,30 104,30 103,30 102,30 101,29 99,29 97,29 96,28 92,27 87,25 83,24 78,22 73,21 69,21 64,20 59,20 54,20 49,20 47,20 45,20 43,21 41,21 40,22 38,23 36,24 35,25 33,26 31,27 30,28 29,30 27,31 26,33 25,35 24,37 23,39 22,42 21,44 21,47 20,50 20,53 20,55 21,58 21,60 22,62 22,64 23,65 24,67 26,69 27,71 29,73 30,74 32,76 34,77 37,79 42,82 92,107 96,109 100,112 103,114 106,116 109,119 112,122 114,125 116,128 118,131 120,134 121,137 123,141 123,144 124,148 125,152 125,156 124,162 124,165 124,167 123,170 122,173 121,175 120,178 119,180 118,182 117,184 115,187 113,189 112,191 110,193 108,195 104,198 99,200 95,203 91,205 86,206 81,207 76,208 71,208 62,208 54,207 46,205 38,203 31,200 23,197 15,193 8,188 6,187 4,186 4,185 3,184 2,184 2,183 1,182 1,181 1,181 0,180 0,179 0,178 0,178 0,177 0,176 0,175 0,174 1,173 1,172 1,171 2,170 3,170 3,169 4,169 5,168 6,168 7,168 8,168 9,167 10,167 11,167 11,168 12,168 12,168 13,168 15,169 16,169 17,170 19,171 20,172 26,175 32,179 38,181 44,184 51,185 58,186 65,187 72,187 75,187 77,187 79,187 81,186 83,186 85,185 87,185 88,184 90,183 92,181 94,180 95,179 97,177 98,176 99,174 100,172 101,171 102,169 103,167 103,165 104,162 104,160 104,158 104,155 104,153 104,151 104,148 103,146 102,144 101,142 100,140 99,138 98,136 96,135 94,133 93,131 91,130 88,128 83,126 29,98 26,96 22,94 19,92 17,90 14,87 11,85 9,82 7,79 6,76 4,73 3,70 2,67 1,63 0,60 0,56">
            <text:p/>
          </draw:polygon>
          <draw:path draw:style-name="gr5" draw:text-style-name="P5" draw:layer="Beschriftung" svg:width="0.103cm" svg:height="0.145cm" svg:x="16.117cm" svg:y="25.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081cm" svg:height="0.145cm" svg:x="16.257cm" svg:y="25.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5" draw:text-style-name="P5" draw:layer="Beschriftung" svg:width="0.102cm" svg:height="0.207cm" svg:x="16.374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olygon draw:style-name="gr5" draw:text-style-name="P5" draw:layer="Beschriftung" svg:width="0.102cm" svg:height="0.144cm" svg:x="16.513cm" svg:y="25.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5" draw:text-style-name="P5" draw:layer="Beschriftung" svg:width="0.103cm" svg:height="0.145cm" svg:x="16.652cm" svg:y="25.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144cm" svg:height="0.145cm" svg:x="16.792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olygon draw:style-name="gr5" draw:text-style-name="P5" draw:layer="Beschriftung" svg:width="0.144cm" svg:height="0.145cm" svg:x="16.973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5" draw:text-style-name="P5" draw:layer="Beschriftung" svg:width="0.103cm" svg:height="0.145cm" svg:x="17.154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82cm" svg:height="0.145cm" svg:x="17.293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g>
        <draw:g>
          <draw:path draw:style-name="gr5" draw:text-style-name="P5" draw:layer="Beschriftung" svg:width="0.124cm" svg:height="0.207cm" svg:x="13.772cm" svg:y="26.819cm" svg:viewBox="0 0 125 208" svg:d="m20 188h48 4l5-1h4l3-1 2-1 1-1h2l1-1 2-1 1-1 1-1 2-1 2-3 2-3 1-2 1-2 1-1 1-3v-3l1-4v-3-103-3l-1-3v-3l-1-3-2-3-1-2-2-3-2-2-1-2-1-1-2-1-1-1-1-1h-2l-1-1-2-1h-1l-2-1h-1l-2-1h-3-4-52zm-20 176v-185-1-1-2l1-1v-1l1-1v0l1-1 1-1v0l1-1h1l2-1h1 1 1 65 5l2 1h2 2l3 1 2 1 2 1 2 1 2 1 4 2 4 3 4 4 3 4 3 4 3 4 1 2 1 2 1 2 1 2v2l1 2v3 2l1 2v3 111 2l-1 2v3 2l-1 2v2l-1 2-1 3-1 2-1 2-3 4-3 4-3 3-4 4-4 3-4 2-4 2-2 1-2 1h-2l-2 1h-2l-2 1h-2-2-69-1-1l-1-1h-1-1v-1h-1l-1-1v-1l-1-1v-1-1l-1-1v-1-2z">
            <text:p/>
          </draw:path>
          <draw:path draw:style-name="gr5" draw:text-style-name="P5" draw:layer="Beschriftung" svg:width="0.102cm" svg:height="0.144cm" svg:x="13.935cm" svg:y="26.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5" draw:text-style-name="P5" draw:layer="Beschriftung" svg:width="0.103cm" svg:height="0.207cm" svg:x="14.077cm" svg:y="26.819cm" svg:viewBox="0 0 104 208" draw:points="0,197 0,11 0,10 0,9 0,7 1,6 1,5 1,4 2,4 2,3 3,2 4,2 5,1 6,1 6,0 7,0 9,0 10,0 11,0 12,0 13,0 14,1 15,1 16,2 17,2 17,3 18,4 18,4 19,5 19,6 19,7 20,9 20,10 20,11 20,115 86,66 87,65 88,64 89,64 90,63 91,63 92,63 93,63 94,63 96,63 97,63 98,63 99,63 100,64 100,64 101,65 102,65 102,66 103,67 103,67 104,68 104,69 104,70 104,71 104,72 104,73 104,74 104,74 104,75 104,75 104,76 103,76 103,77 103,77 102,78 102,78 102,79 101,80 100,81 60,111 102,192 103,193 103,194 103,195 104,195 104,196 104,197 104,197 104,198 104,199 104,200 104,201 103,202 103,203 102,204 102,205 101,205 101,206 100,207 99,207 98,207 97,208 96,208 95,208 93,208 93,208 92,208 91,208 91,208 90,207 90,207 89,207 89,207 88,206 88,206 87,205 87,205 86,204 86,204 85,202 44,123 21,141 21,197 20,198 20,199 20,201 20,202 20,203 19,203 19,204 18,205 17,205 17,206 16,206 15,207 14,207 13,207 12,207 10,207 9,207 8,207 7,207 6,207 5,206 4,206 3,206 3,205 2,204 1,203 1,203 1,202 0,201 0,200 0,198">
            <text:p/>
          </draw:polygon>
          <draw:polygon draw:style-name="gr5" draw:text-style-name="P5" draw:layer="Beschriftung" svg:width="0.103cm" svg:height="0.145cm" svg:x="14.213cm" svg:y="26.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144cm" svg:height="0.145cm" svg:x="14.352cm" svg:y="26.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5" draw:text-style-name="P5" draw:layer="Beschriftung" svg:width="0.103cm" svg:height="0.145cm" svg:x="14.531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102cm" svg:height="0.144cm" svg:x="14.671cm" svg:y="26.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5" draw:text-style-name="P5" draw:layer="Beschriftung" svg:width="0.082cm" svg:height="0.207cm" svg:x="14.801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3cm" svg:height="0.145cm" svg:x="14.908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102cm" svg:height="0.144cm" svg:x="15.048cm" svg:y="26.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5" draw:text-style-name="P5" draw:layer="Beschriftung" svg:width="0.103cm" svg:height="0.145cm" svg:x="15.184cm" svg:y="26.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082cm" svg:height="0.145cm" svg:x="15.323cm" svg:y="26.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082cm" svg:height="0.207cm" svg:x="15.432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g>
        <draw:g>
          <draw:polygon draw:style-name="gr5" draw:text-style-name="P5" draw:layer="Beschriftung" svg:width="0.146cm" svg:height="0.207cm" svg:x="13.772cm" svg:y="27.819cm" svg:viewBox="0 0 147 208" draw:points="72,94 127,5 128,4 129,3 129,3 130,2 130,2 131,2 131,1 132,1 132,1 133,1 133,0 134,0 135,0 135,0 136,0 137,0 138,0 140,0 141,1 142,1 142,2 143,2 144,3 145,3 145,4 145,5 146,6 146,7 146,8 146,10 147,11 147,194 146,196 146,197 146,199 146,200 146,201 145,203 145,204 144,205 143,205 143,206 142,207 141,207 140,207 139,208 138,208 136,208 135,208 134,208 133,207 132,207 131,207 130,206 129,205 129,205 128,204 128,203 127,201 127,200 126,199 126,197 126,196 126,194 126,47 83,116 82,119 81,120 79,122 79,122 78,123 77,123 77,124 76,124 75,125 75,125 74,125 73,125 73,125 72,125 71,125 71,125 70,125 69,124 69,124 68,124 68,123 67,122 66,122 65,120 64,119 63,117 20,47 20,195 20,197 20,198 20,199 20,201 19,202 19,203 18,204 18,205 17,205 16,206 15,207 14,207 13,207 12,208 11,208 10,208 9,208 7,208 6,207 6,207 5,207 4,206 3,205 2,205 2,204 1,203 1,202 1,201 0,200 0,198 0,197 0,195 0,11 0,10 0,8 0,7 1,6 1,5 1,4 2,3 3,3 3,2 4,2 5,1 6,1 7,0 8,0 9,0 10,0 11,0 12,0 12,0 13,0 14,0 14,1 15,1 15,1 16,2 16,2 17,2 17,3 18,3 18,4 19,4 19,5">
            <text:p/>
          </draw:polygon>
          <draw:path draw:style-name="gr5" draw:text-style-name="P5" draw:layer="Beschriftung" svg:width="0.103cm" svg:height="0.145cm" svg:x="13.953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123cm" svg:height="0.207cm" svg:x="14.096cm" svg:y="27.817cm" svg:viewBox="0 0 124 208" draw:points="124,38 124,56 124,58 124,60 124,62 124,64 123,66 122,68 122,70 121,71 120,73 119,75 118,76 117,78 115,80 114,81 110,84 112,85 114,87 115,89 116,90 118,92 119,94 120,96 121,97 122,99 122,101 123,104 123,106 124,108 124,110 124,115 124,169 124,171 124,173 124,175 123,177 123,179 122,181 122,183 121,184 120,186 119,188 117,191 115,195 112,198 109,200 106,202 103,204 101,205 100,206 98,206 97,207 93,208 90,208 86,208 85,208 83,208 82,208 81,208 79,207 78,207 77,206 77,206 76,205 75,204 75,203 74,203 74,202 74,200 73,199 73,198 73,197 74,196 74,195 74,195 75,194 75,193 76,192 77,192 78,191 78,191 80,190 81,190 82,189 83,189 86,188 89,188 91,187 93,186 94,185 96,184 98,183 99,182 100,180 101,178 102,177 103,175 104,172 104,170 104,168 105,165 105,162 105,119 105,116 104,114 104,112 104,110 103,108 102,106 101,104 100,103 98,101 98,100 97,99 96,98 95,97 94,97 93,96 92,96 91,95 90,95 89,95 88,94 87,94 85,94 84,94 83,94 82,94 81,94 80,93 79,93 78,92 77,92 76,91 76,90 75,90 75,89 74,88 74,87 74,85 74,84 74,83 74,82 74,81 74,80 74,79 75,78 75,77 76,76 77,76 77,75 78,75 79,74 81,74 82,74 83,73 84,73 86,73 87,73 88,73 89,73 90,73 91,73 91,72 92,72 93,72 94,71 95,71 95,70 96,70 98,68 99,67 100,65 101,63 102,62 103,60 104,58 104,56 104,55 104,53 104,42 104,39 104,38 104,36 103,35 103,34 103,33 102,32 102,31 101,30 101,30 100,29 99,28 97,26 95,25 94,23 92,22 91,22 90,22 89,21 88,21 87,21 86,21 85,21 84,21 45,21 42,21 39,21 36,22 35,22 34,22 33,23 32,23 31,24 30,25 29,25 28,26 27,27 26,28 25,29 23,31 22,33 22,35 21,37 20,39 20,41 20,43 20,195 20,196 20,198 20,199 19,201 19,202 19,203 18,204 18,205 17,206 16,207 15,207 14,208 13,208 12,208 11,208 10,208 9,208 8,208 7,208 6,208 5,207 4,207 3,206 3,205 2,204 1,203 1,202 1,201 0,200 0,198 0,197 0,195 0,41 0,39 0,37 0,35 1,32 1,31 2,29 3,27 3,25 4,23 5,21 7,19 8,18 11,14 14,11 15,10 17,8 18,7 20,6 22,5 24,4 27,3 31,2 36,1 40,0 45,0 82,0 87,0 92,1 94,1 96,2 98,3 100,3 102,4 104,5 106,6 107,8 109,9 111,10 112,12 113,13 116,17 118,20 120,23 122,26 123,29 123,31 124,32 124,34 124,35 124,36">
            <text:p/>
          </draw:polygon>
          <draw:polygon draw:style-name="gr5" draw:text-style-name="P5" draw:layer="Beschriftung" svg:width="0.103cm" svg:height="0.145cm" svg:x="14.254cm" svg:y="27.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5" draw:text-style-name="P5" draw:layer="Beschriftung" svg:width="0.082cm" svg:height="0.207cm" svg:x="14.381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3cm" svg:height="0.145cm" svg:x="14.484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ath draw:style-name="gr5" draw:text-style-name="P5" draw:layer="Beschriftung" svg:width="0.102cm" svg:height="0.207cm" svg:x="14.626cm" svg:y="27.818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g>
        <draw:g>
          <draw:path draw:style-name="gr5" draw:text-style-name="P5" draw:layer="Beschriftung" svg:width="0.145cm" svg:height="0.253cm" svg:x="15.065cm" svg:y="27.773cm" svg:viewBox="0 0 146 254" svg:d="m104 30h-1-1l-1-1h-1l-1-1h-1l-1-1v-1l-1-1v-1l-1-1v-2l-1-1v-2-3-4-1l1-2v-1-1l1-1 1-1v-1l1-1 1-1h1v0l2-1h1 1 1 1l2 1h1l1 1h1v1l1 1 1 1v1l1 1v2l1 1v2 2 2 1 2 1l-1 2v1 1l-1 1-1 1v1l-1 1h-1l-1 1h-1l-1 1h-1zm-64 0h-1-2l-1-1h-1l-1-1h-1v-1l-1-1-1-1v-1l-1-1v-2-1l-1-2v-1-2-3l1-2v-1-2l1-1v-1l1-1v-1l1-1h1l1-1h1 1l1-1h1 1l2 1h1 1l1 1h1l1 1 1 1v1l1 1v2l1 1v2 1 2 2 2 1 2 1l-1 1v1l-1 1v1l-1 1-1 1h-1l-1 1h-1l-1 1h-1zm-40 204 61-181v-1h1v-1-1l1-1v0l1-1h1v-1h1 1v-1h1 1 1 1v0h1 1 1v1h1 1v1h1v1h1v1l1 1v1h1v1l61 185 1 2v1 1l1 1v0 1 1 1 0l-1 1v1 1l-1 1v0l-1 1v0l-1 1h-1l-1 1h-1-1l-1 1h-1-1-1l-1-1h-1v0l-1-1h-1v-1h-1l-1-1v-1h-1v-1l-1-1-1-2-14-44h-76l-15 45-1 2v1h-1v1l-1 1v1h-1v1h-1-1v1h-1-1v0h-1-2-1-1-1l-1-1h-1l-1-1v0l-1-1v-1l-1-1v0l-1-1v-2-1-1 0 0-1l1-2 1-3zm103-56-32-94-32 94z">
            <text:p/>
          </draw:path>
          <draw:polygon draw:style-name="gr5" draw:text-style-name="P5" draw:layer="Beschriftung" svg:width="0.102cm" svg:height="0.144cm" svg:x="15.242cm" svg:y="27.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ath draw:style-name="gr5" draw:text-style-name="P5" draw:layer="Beschriftung" svg:width="0.102cm" svg:height="0.208cm" svg:x="15.381cm" svg:y="27.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olygon draw:style-name="gr5" draw:text-style-name="P5" draw:layer="Beschriftung" svg:width="0.02cm" svg:height="0.028cm" svg:x="15.523cm" svg:y="28.016cm" svg:viewBox="0 0 21 29" draw:points="10,29 9,29 8,29 7,29 6,29 5,28 4,27 3,27 3,26 2,25 1,24 1,23 1,21 0,20 0,18 0,15 0,11 0,10 1,8 1,7 1,6 2,5 2,4 3,3 4,2 5,1 5,1 6,1 7,0 8,0 10,0 11,0 12,0 13,1 15,1 16,2 17,2 17,3 18,4 19,5 19,6 20,7 20,9 21,10 21,12 21,14 21,16 21,17 21,19 21,20 20,22 20,23 19,24 19,25 18,26 18,27 17,28 16,28 15,29 14,29 13,29 12,29">
            <text:p/>
          </draw:polygon>
        </draw:g>
        <draw:g>
          <draw:path draw:style-name="gr5" draw:text-style-name="P5" draw:layer="Beschriftung" svg:width="0.145cm" svg:height="0.207cm" svg:x="15.965cm" svg:y="27.819cm" svg:viewBox="0 0 146 208" svg:d="m3 188 61-180v-1l1-1v-1-1h1v-1l1-1h1v-1h1 1v-1h1 1 1 1v0h1 1 1v1h1 1v1h1v1l1 1v0l1 1v1l1 1v1l61 185 1 1v1 1l1 1v0 1 1 1 1h-1v1 1l-1 1v0l-1 1v1h-1l-1 1h-1-1l-1 1h-1-1-1-1-1l-1-1v0h-1l-1-1v0l-1-1-1-1v0l-1-1v-1l-1-1-1-2-14-44h-76l-15 45-1 2v1l-1 1v0l-1 1v1h-1v1h-1-1v1h-1-1v0h-1-2-1-1-1l-1-1h-1l-1-1v0l-1-1v-1h-1v-1l-1-1v-1-2-1 0 0-1l1-2 1-3zm103-56-32-94-32 94z">
            <text:p/>
          </draw:path>
          <draw:polygon draw:style-name="gr5" draw:text-style-name="P5" draw:layer="Beschriftung" svg:width="0.103cm" svg:height="0.145cm" svg:x="16.142cm" svg:y="27.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103cm" svg:height="0.145cm" svg:x="16.278cm" svg:y="27.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ath draw:style-name="gr5" draw:text-style-name="P5" draw:layer="Beschriftung" svg:width="0.102cm" svg:height="0.207cm" svg:x="16.413cm" svg:y="27.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ath draw:style-name="gr5" draw:text-style-name="P5" draw:layer="Beschriftung" svg:width="0.103cm" svg:height="0.145cm" svg:x="16.551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ath draw:style-name="gr5" draw:text-style-name="P5" draw:layer="Beschriftung" svg:width="0.102cm" svg:height="0.207cm" svg:x="16.693cm" svg:y="27.818cm" svg:viewBox="0 0 103 208" svg:d="m19 188h41 3 2l3-1h2l2-1 2-1 2-1 2-2 1-1 1-2 1-2 1-2 1-2v-3l1-2v-3-59l-1-3v-2-3l-1-2v-1l-1-1v-1l-1-1-1-1v0l-1-1-1-1v-1l-1-1h-1l-1-1h-1l-1-1h-1l-1-1h-1l-1-1h-2-3-2-42zm43 125h-50-1-2-1l-1-1h-1-1l-1-1h-1l-1-1v-1h-1v-1l-1-1v-1-1-1-189-1-1-1l1-1v-1-1l1-1v0l1-1 1-1v0h1l1-1h1 1 2 1 1 1l1 1h1 1v1l1 1h1v1l1 1v1 1l1 1v1 1 53h45 2 2 3l2 1h2l2 1 2 1 1 1 2 1 2 1 2 1 2 2 3 3 3 4 2 2 2 3 1 2 1 3 1 3 1 3v3 3 69 4 2 2l-1 2v2l-1 1-1 2v2l-1 1-1 2-1 2-2 1-1 1-3 3-3 3-3 2-3 2-4 1-4 2h-4l-4 1z">
            <text:p/>
          </draw:path>
          <draw:path draw:style-name="gr5" draw:text-style-name="P5" draw:layer="Beschriftung" svg:width="0.103cm" svg:height="0.145cm" svg:x="16.832cm" svg:y="27.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ath draw:style-name="gr5" draw:text-style-name="P5" draw:layer="Beschriftung" svg:width="0.102cm" svg:height="0.208cm" svg:x="16.972cm" svg:y="27.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ath draw:style-name="gr5" draw:text-style-name="P5" draw:layer="Beschriftung" svg:width="0.103cm" svg:height="0.145cm" svg:x="17.11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082cm" svg:height="0.207cm" svg:x="17.241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5" draw:text-style-name="P5" draw:layer="Beschriftung" svg:width="0.103cm" svg:height="0.145cm" svg:x="17.348cm" svg:y="27.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144cm" svg:height="0.145cm" svg:x="17.487cm" svg:y="27.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g>
        <draw:g>
          <draw:polygon draw:style-name="gr5" draw:text-style-name="P5" draw:layer="Beschriftung" svg:width="0.124cm" svg:height="0.207cm" svg:x="18.265cm" svg:y="27.819cm" svg:viewBox="0 0 125 208" draw:points="0,52 0,47 1,42 2,37 3,35 4,32 5,30 6,28 8,23 11,19 15,15 19,12 23,9 25,7 27,6 29,5 31,4 34,3 36,2 38,1 41,1 46,0 51,0 58,0 65,1 72,1 79,2 85,3 92,5 98,7 104,9 106,10 107,10 108,11 109,12 110,12 111,13 111,14 112,14 112,15 113,16 113,17 113,18 114,19 114,19 114,20 114,22 114,23 113,24 113,25 113,25 112,26 112,27 111,27 111,28 110,29 109,29 108,29 107,30 106,30 105,30 104,30 103,30 102,30 101,29 99,29 97,29 96,28 92,27 87,25 83,24 78,22 73,21 69,21 64,20 59,20 54,20 49,20 47,20 45,20 43,21 41,21 40,22 38,23 36,24 35,25 33,26 31,27 30,28 29,30 27,31 26,33 25,35 24,37 23,39 22,42 21,44 21,47 20,50 20,53 20,55 21,58 21,60 22,62 22,64 23,65 24,67 26,69 27,71 29,73 30,74 32,76 34,77 37,79 42,82 92,107 96,109 100,112 103,114 106,116 109,119 112,122 114,125 116,128 118,131 120,134 121,137 123,141 123,144 124,148 125,152 125,156 124,162 124,165 124,167 123,170 122,173 121,175 120,178 119,180 118,182 117,184 115,187 113,189 112,191 110,193 108,195 104,198 99,200 95,203 91,205 86,206 81,207 76,208 71,208 62,208 54,207 46,205 38,203 31,200 23,197 15,193 8,188 6,187 4,186 4,185 3,184 2,184 2,183 1,182 1,181 1,181 0,180 0,179 0,178 0,178 0,177 0,176 0,175 0,174 1,173 1,172 1,171 2,170 3,170 3,169 4,169 5,168 6,168 7,168 8,168 9,167 10,167 11,167 11,168 12,168 12,168 13,168 15,169 16,169 17,170 19,171 20,172 26,175 32,179 38,181 44,184 51,185 58,186 65,187 72,187 75,187 77,187 79,187 81,186 83,186 85,185 87,185 88,184 90,183 92,181 94,180 95,179 97,177 98,176 99,174 100,172 101,171 102,169 103,167 103,165 104,162 104,160 104,158 104,155 104,153 104,151 104,148 103,146 102,144 101,142 100,140 99,138 98,136 96,135 94,133 93,131 91,130 88,128 83,126 29,98 26,96 22,94 19,92 17,90 14,87 11,85 9,82 7,79 6,76 4,73 3,70 2,67 1,63 0,60 0,56">
            <text:p/>
          </draw:polygon>
          <draw:path draw:style-name="gr5" draw:text-style-name="P5" draw:layer="Beschriftung" svg:width="0.104cm" svg:height="0.207cm" svg:x="18.424cm" svg:y="27.881cm" svg:viewBox="0 0 105 208" svg:d="m20 125h44 2 1 1 1l1-1h1 1l1-1h1l1-1 1-1h1v-1l1-1 2-2 1-2 1-1v-2l1-1v-2l1-2v-2-2-60-3-2l-1-2v-2l-1-2-1-1v-1l-1-1v-1l-1-1h-1l-1-2-1-1h-1l-1-1h-1l-1-1h-1l-1-1h-1-1-1l-2-1h-2-43zm-20-8v-2-1-1l1-1v-1l1-1v-1l1-1 1-1h1l1-1h1l1-1h1 1 2 53 2 2 2l2 1h2l1 1 2 1h2l2 1 2 1 3 3 3 2 4 4 2 3 2 3 2 3 2 4 1 3 1 4v4l1 4v58l-1 5v4l-1 5-1 4-1 3-1 2-1 2-1 1-1 2-1 1-1 2-3 3-4 3-1 1-2 2-2 1-2 1h-2l-1 1-2 1h-2l-2 1h-2-2-3-45v50 2 1 2 1l-1 1v1l-1 1v1l-1 1h-1l-1 1h-1-1l-1 1h-1-1-2-1l-1-1h-1-1v-1l-1-1h-1v-1l-1-1v-1-1l-1-2v-1-2-1z">
            <text:p/>
          </draw:path>
          <draw:polygon draw:style-name="gr5" draw:text-style-name="P5" draw:layer="Beschriftung" svg:width="0.082cm" svg:height="0.145cm" svg:x="18.564cm" svg:y="27.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02cm" svg:height="0.028cm" svg:x="18.679cm" svg:y="28.016cm" svg:viewBox="0 0 21 29" draw:points="10,29 9,29 8,29 7,29 6,29 5,28 4,27 3,27 3,26 2,25 1,24 1,23 1,21 0,20 0,18 0,15 0,11 0,10 1,8 1,7 1,6 2,5 2,4 3,3 4,2 5,1 5,1 6,1 7,0 8,0 10,0 11,0 12,0 13,1 15,1 16,2 17,2 17,3 18,4 19,5 19,6 20,7 20,9 21,10 21,12 21,14 21,16 21,17 21,19 21,20 20,22 20,23 19,24 19,25 18,26 18,27 17,28 16,28 15,29 14,29 13,29 12,29">
            <text:p/>
          </draw:polygon>
        </draw:g>
        <draw:g>
          <draw:polygon draw:style-name="gr5" draw:text-style-name="P5" draw:layer="Beschriftung" svg:width="0.103cm" svg:height="0.207cm" svg:x="2.072cm" svg:y="25.818cm" svg:viewBox="0 0 104 208" draw:points="93,104 20,104 20,197 20,198 20,199 20,201 20,202 19,203 19,204 18,205 18,205 17,206 16,206 16,207 15,207 14,208 12,208 11,208 10,208 9,208 8,208 7,208 6,207 5,207 4,206 3,206 3,205 2,204 1,204 1,203 1,202 0,201 0,199 0,198 0,197 0,10 0,8 0,7 0,6 1,5 1,5 2,4 2,3 3,2 3,2 4,1 5,1 6,1 7,0 8,0 9,0 11,0 93,0 94,0 95,0 97,0 98,1 99,1 99,1 100,2 101,2 102,3 102,4 103,5 103,6 103,7 104,8 104,9 104,10 104,11 104,12 103,13 103,14 103,15 102,16 102,17 101,17 100,18 100,18 99,19 98,19 97,19 95,20 94,20 93,20 21,20 21,83 93,83 94,83 95,84 97,84 98,84 99,84 100,85 100,85 101,86 102,87 102,87 103,88 103,89 103,90 104,91 104,92 104,93 104,95 104,96 103,97 103,98 103,99 102,100 102,100 101,101 100,102 99,102 99,103 98,103 97,103 95,103 94,104">
            <text:p/>
          </draw:polygon>
          <draw:path draw:style-name="gr5" draw:text-style-name="P5" draw:layer="Beschriftung" svg:width="0.019cm" svg:height="0.207cm" svg:x="2.21cm" svg:y="25.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5" draw:text-style-name="P5" draw:layer="Beschriftung" svg:width="0.082cm" svg:height="0.145cm" svg:x="2.269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144cm" svg:height="0.145cm" svg:x="2.383cm" svg:y="25.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5" draw:text-style-name="P5" draw:layer="Beschriftung" svg:width="0.103cm" svg:height="0.145cm" svg:x="2.561cm" svg:y="25.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g>
        <draw:g>
          <draw:polygon draw:style-name="gr5" draw:text-style-name="P5" draw:layer="Beschriftung" svg:width="0.123cm" svg:height="0.208cm" svg:x="7.765cm" svg:y="26.818cm" svg:viewBox="0 0 124 209" draw:points="0,10 0,8 0,7 0,6 1,5 1,4 2,4 2,3 3,2 4,2 5,1 6,1 7,1 8,0 9,0 11,0 12,0 114,0 115,0 116,0 118,0 119,1 119,1 120,1 121,2 122,2 122,3 123,4 123,5 123,6 124,7 124,8 124,9 124,10 124,11 124,12 124,13 123,14 123,15 123,16 122,17 122,17 121,18 120,19 120,19 119,19 118,20 117,20 116,20 114,20 72,20 72,198 72,199 72,200 72,201 72,202 71,203 71,204 70,205 70,206 69,207 68,207 67,208 67,208 66,208 64,208 63,209 62,209 61,209 60,208 59,208 58,208 57,208 56,207 55,207 55,206 54,205 53,204 53,204 53,203 52,202 52,200 52,199 52,198 52,20 12,20 10,20 9,20 8,20 7,19 6,19 5,19 4,18 3,17 2,17 2,16 1,15 1,14 0,13 0,12 0,11">
            <text:p/>
          </draw:polygon>
          <draw:path draw:style-name="gr5" draw:text-style-name="P5" draw:layer="Beschriftung" svg:width="0.019cm" svg:height="0.207cm" svg:x="7.924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5" draw:text-style-name="P5" draw:layer="Beschriftung" svg:width="0.082cm" svg:height="0.207cm" svg:x="7.973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3cm" svg:height="0.145cm" svg:x="8.08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4cm" svg:height="0.207cm" svg:x="8.223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5" draw:text-style-name="P5" draw:layer="Beschriftung" svg:width="0.029cm" svg:height="0.06cm" svg:x="8.295cm" svg:y="27.014cm" svg:viewBox="0 0 30 61" draw:points="1,43 10,9 10,8 11,7 11,6 11,5 12,4 12,4 13,3 14,2 14,2 15,1 15,1 16,1 17,0 18,0 19,0 20,0 21,0 22,0 23,0 24,1 25,1 26,1 27,2 27,2 28,3 28,3 29,4 29,5 30,6 30,7 30,8 30,9 30,11 30,12 29,14 29,16 20,52 20,53 19,54 19,55 19,56 18,57 18,58 17,58 16,59 16,60 15,60 14,60 13,61 13,61 12,61 11,61 10,61 9,61 8,61 7,61 6,61 5,60 4,60 3,60 2,59 2,58 1,58 1,57 1,56 0,55 0,54 0,53 0,52 0,51 0,50 0,49 0,48 1,46">
            <text:p/>
          </draw:polygon>
          <draw:polygon draw:style-name="gr5" draw:text-style-name="P5" draw:layer="Beschriftung" svg:width="0.124cm" svg:height="0.207cm" svg:x="8.48cm" svg:y="26.819cm" svg:viewBox="0 0 125 208" draw:points="122,17 27,188 114,188 115,188 117,189 118,189 119,189 120,189 121,190 121,190 122,191 123,192 123,192 124,193 124,194 124,195 125,196 125,197 125,199 125,200 125,201 124,202 124,203 124,204 123,204 123,205 122,206 121,206 121,207 120,207 119,207 118,208 116,208 115,208 114,208 10,208 9,208 8,208 7,208 6,207 5,207 4,207 3,206 3,205 2,205 1,204 1,203 1,202 0,201 0,200 0,199 0,198 0,197 0,196 0,195 1,194 1,193 2,191 2,190 3,189 98,20 12,20 10,20 9,20 8,20 7,19 6,19 5,18 4,18 3,17 2,17 2,16 1,15 1,14 1,13 0,12 0,10 0,9 0,8 0,7 1,6 1,5 1,4 2,4 3,3 3,2 4,2 5,1 6,1 7,1 8,0 9,0 11,0 12,0 111,0 114,0 116,0 117,1 118,1 119,1 120,2 121,2 122,3 123,4 123,4 124,5 124,6 124,7 124,8 124,9 124,10 124,11 124,12 124,13 123,14 123,15 123,16">
            <text:p/>
          </draw:polygon>
          <draw:polygon draw:style-name="gr5" draw:text-style-name="P5" draw:layer="Beschriftung" svg:width="0.103cm" svg:height="0.145cm" svg:x="8.636cm" svg:y="26.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103cm" svg:height="0.145cm" svg:x="8.771cm" svg:y="26.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ath draw:style-name="gr5" draw:text-style-name="P5" draw:layer="Beschriftung" svg:width="0.103cm" svg:height="0.19cm" svg:x="8.903cm" svg:y="26.835cm" svg:viewBox="0 0 104 191" svg:d="m85 30h-1-2l-1-1h-1l-1-1v0l-1-1-1-1v-1l-1-1v-1l-1-2v-1-2-3-4-1-2-1l1-1v-1l1-1 1-1v-1l1-1h1 1l1-1h1 1 2 1l1 1h1l1 1h1l1 1 1 1v1l1 1v1l1 2v1 2 2 2 1 2 1 2l-1 1v1l-1 1v1l-1 1-1 1h-1v1h-2l-1 1h-1zm-64 0h-1-1l-1-1h-1l-1-1h-1l-1-1-1-1v-1l-1-1v-1l-1-2v-1-2-1-2-3-2-1l1-2v-1l1-1v-1l1-1 1-1v0l1-1h1 1l1-1h2 1l1 1h1 1l1 1h1l1 1 1 1 1 1v1l1 2v1 2l1 1v2 2 2 1l-1 2v1 1l-1 1v1l-1 1-1 1v1h-1l-1 1h-1l-1 1h-1zm59 98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2 1-1 2-1h2l2-1 1-1 2-1h2l2-1h4 4 43v-26 0-1-1 0-1-1h-1v-1l-1-2-1-1-1-1-2-2-1-1-2-2-2-1h-1l-1-1h-1-1l-1-1h-1-1-1z">
            <text:p/>
          </draw:path>
          <draw:polygon draw:style-name="gr5" draw:text-style-name="P5" draw:layer="Beschriftung" svg:width="0.082cm" svg:height="0.207cm" svg:x="9.033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5" draw:text-style-name="P5" draw:layer="Beschriftung" svg:width="0.102cm" svg:height="0.146cm" svg:x="9.136cm" svg:y="26.88cm" svg:viewBox="0 0 103 147" draw:points="101,17 29,125 92,125 93,125 94,125 96,126 97,126 98,126 99,127 99,128 100,128 101,129 101,130 102,131 102,132 102,133 103,134 103,136 103,137 103,138 103,139 102,140 102,141 102,142 101,143 101,143 100,144 99,145 99,145 98,146 97,146 96,146 94,146 93,146 92,147 13,147 11,146 10,146 8,146 7,146 6,145 5,145 4,144 3,144 2,143 2,142 1,141 1,140 0,139 0,138 0,137 0,135 0,135 0,134 0,133 1,131 1,130 2,129 2,128 3,127 74,20 10,20 9,20 8,20 7,20 6,20 5,19 4,19 3,19 3,18 2,17 2,17 1,16 1,15 1,14 0,13 0,12 0,11 0,9 0,8 1,7 1,6 1,5 2,4 2,3 3,3 3,2 4,1 5,1 6,1 7,0 8,0 9,0 11,0 89,0 91,0 93,0 94,0 95,1 97,1 98,1 99,2 100,3 101,3 101,4 102,5 102,6 103,7 103,8 103,9 103,10 103,11 103,12 103,13 103,14 102,14 102,15 102,16">
            <text:p/>
          </draw:polygon>
          <draw:polygon draw:style-name="gr5" draw:text-style-name="P5" draw:layer="Beschriftung" svg:width="0.04cm" svg:height="0.207cm" svg:x="9.274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5" draw:text-style-name="P5" draw:layer="Beschriftung" svg:width="0.019cm" svg:height="0.207cm" svg:x="9.349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5" draw:text-style-name="P5" draw:layer="Beschriftung" svg:width="0.081cm" svg:height="0.145cm" svg:x="9.408cm" svg:y="26.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5" draw:text-style-name="P5" draw:layer="Beschriftung" svg:width="0.102cm" svg:height="0.207cm" svg:x="9.525cm" svg:y="26.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path draw:style-name="gr5" draw:text-style-name="P5" draw:layer="Beschriftung" svg:width="0.103cm" svg:height="0.145cm" svg:x="9.664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82cm" svg:height="0.145cm" svg:x="9.804cm" svg:y="26.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123cm" svg:height="0.208cm" svg:x="10.037cm" svg:y="26.818cm" svg:viewBox="0 0 124 209" draw:points="0,10 0,8 0,7 0,6 1,5 1,4 2,4 2,3 3,2 4,2 5,1 6,1 7,1 8,0 9,0 11,0 12,0 114,0 115,0 116,0 118,0 119,1 119,1 120,1 121,2 122,2 122,3 123,4 123,5 123,6 124,7 124,8 124,9 124,10 124,11 124,12 124,13 123,14 123,15 123,16 122,17 122,17 121,18 120,19 120,19 119,19 118,20 117,20 116,20 114,20 72,20 72,198 72,199 72,200 72,201 72,202 71,203 71,204 70,205 70,206 69,207 68,207 67,208 67,208 66,208 64,208 63,209 62,209 61,209 60,208 59,208 58,208 57,208 56,207 55,207 55,206 54,205 53,204 53,204 53,203 52,202 52,200 52,199 52,198 52,20 12,20 10,20 9,20 8,20 7,19 6,19 5,19 4,18 3,17 2,17 2,16 1,15 1,14 0,13 0,12 0,11">
            <text:p/>
          </draw:polygon>
          <draw:path draw:style-name="gr5" draw:text-style-name="P5" draw:layer="Beschriftung" svg:width="0.019cm" svg:height="0.207cm" svg:x="10.196cm" svg:y="26.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5" draw:text-style-name="P5" draw:layer="Beschriftung" svg:width="0.082cm" svg:height="0.207cm" svg:x="10.245cm" svg:y="26.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3cm" svg:height="0.145cm" svg:x="10.352cm" svg:y="26.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4cm" svg:height="0.207cm" svg:x="10.495cm" svg:y="26.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g>
        <draw:g>
          <draw:polygon draw:style-name="gr5" draw:text-style-name="P5" draw:layer="Beschriftung" svg:width="0.103cm" svg:height="0.207cm" svg:x="7.772cm" svg:y="25.818cm" svg:viewBox="0 0 104 208" draw:points="20,103 20,188 93,188 94,188 96,188 97,188 98,189 99,189 99,189 100,190 101,191 101,191 102,192 102,193 103,194 103,195 103,196 103,197 103,198 103,199 103,200 103,201 103,202 102,203 102,204 102,205 101,205 100,206 100,207 99,207 98,207 97,208 96,208 95,208 94,208 9,208 8,208 7,208 6,208 5,207 4,207 4,206 3,206 2,205 2,205 1,204 1,203 1,202 0,201 0,200 0,199 0,198 0,11 0,9 0,8 0,7 1,6 1,5 2,4 2,3 3,3 4,2 5,2 6,1 7,1 8,0 9,0 11,0 12,0 93,0 94,0 95,0 96,0 97,1 98,1 99,1 100,2 101,3 102,3 102,4 103,5 103,6 103,7 104,8 104,9 104,10 104,11 104,12 103,13 103,14 103,15 102,16 102,17 101,18 100,18 99,19 98,19 97,19 96,20 95,20 94,20 93,20 20,20 20,84 73,84 74,84 75,84 76,84 77,85 78,85 79,86 80,86 81,87 81,87 82,88 82,89 82,90 83,91 83,92 83,93 83,94 83,95 83,96 83,97 82,98 82,99 82,100 81,100 81,101 80,102 79,102 78,103 78,103 77,103 76,103 74,103 73,103">
            <text:p/>
          </draw:polygon>
          <draw:polygon draw:style-name="gr5" draw:text-style-name="P5" draw:layer="Beschriftung" svg:width="0.082cm" svg:height="0.145cm" svg:x="7.907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103cm" svg:height="0.145cm" svg:x="8.018cm" svg:y="25.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5" draw:text-style-name="P5" draw:layer="Beschriftung" svg:width="0.082cm" svg:height="0.207cm" svg:x="8.144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3cm" svg:height="0.145cm" svg:x="8.251cm" svg:y="25.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4cm" svg:height="0.207cm" svg:x="8.394cm" svg:y="25.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5" draw:text-style-name="P5" draw:layer="Beschriftung" svg:width="0.04cm" svg:height="0.207cm" svg:x="8.469cm" svg:y="25.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5" draw:text-style-name="P5" draw:layer="Beschriftung" svg:width="0.082cm" svg:height="0.207cm" svg:x="8.533cm" svg:y="25.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2cm" svg:height="0.208cm" svg:x="8.762cm" svg:y="25.818cm" svg:viewBox="0 0 103 209" svg:d="m43 82-2 1h-3-3l-2 1-2 1-2 1-2 2-1 1-2 2-1 2-1 2-1 2-1 3v3 3 3 54 3 3 3l1 2 1 2 1 2 1 2 2 2 2 1 1 1 3 1 2 1 2 1h3l3 1h3 38v-106zm0-19v-52-2-1l1-1v-1-1l1-1v-1h1l1-1v-1h1 1l1-1h1 1 1 2 1 1l1 1h1v1h1l1 1 1 1v0 1l1 1v1 2 1 1 185 1 2 1 1l-1 2v1l-1 1h-1l-1 1-1 1h-1l-1 1h-1-2l-1 1h-2-47l-5-1h-4l-4-1-2-1h-2l-1-1-2-1-2-1-2-1-1-1-2-1-1-1-2-2-3-3-2-3-3-4-2-4v-2l-1-1-1-2v-2l-1-2v-2-2-2-66-3l1-4v-3l1-3 2-3 1-3 2-3 3-3 1-2 2-1 1-2 2-1 2-2 2-1 2-1 2-1 2-1h2l3-1 2-1h5 5z">
            <text:p/>
          </draw:path>
          <draw:polygon draw:style-name="gr5" draw:text-style-name="P5" draw:layer="Beschriftung" svg:width="0.103cm" svg:height="0.145cm" svg:x="8.904cm" svg:y="25.881cm" svg:viewBox="0 0 104 146" draw:points="0,12 0,11 0,9 0,8 1,7 1,6 1,5 2,4 2,3 3,2 4,2 5,1 6,1 7,0 8,0 9,0 10,0 11,0 12,0 13,0 14,1 15,1 16,2 17,2 17,3 18,4 18,5 19,6 19,7 19,8 20,9 20,11 20,12 20,104 20,106 20,108 21,110 21,111 21,112 22,113 22,114 23,115 23,116 24,117 24,118 25,118 26,119 27,121 29,122 31,123 33,124 34,124 35,125 35,125 36,125 37,125 38,125 40,125 84,125 84,11 84,10 84,9 84,8 84,7 85,6 85,5 86,4 86,3 87,3 88,2 88,2 89,1 90,1 91,1 93,1 94,1 95,1 96,1 97,1 98,1 99,2 100,2 100,3 101,3 102,4 102,5 103,6 103,7 103,8 103,9 104,10 104,12 104,134 104,136 103,137 103,138 103,139 103,140 102,141 102,142 101,143 100,144 100,144 99,145 98,145 97,145 96,146 94,146 93,146 39,146 37,146 35,145 33,145 31,145 29,144 27,144 25,143 24,142 22,142 20,141 18,140 17,138 14,136 10,133 8,130 7,128 6,127 5,125 4,123 3,120 1,116 1,112 0,108 0,104">
            <text:p/>
          </draw:polygon>
          <draw:polygon draw:style-name="gr5" draw:text-style-name="P5" draw:layer="Beschriftung" svg:width="0.082cm" svg:height="0.145cm" svg:x="9.044cm" svg:y="25.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081cm" svg:height="0.145cm" svg:x="9.158cm" svg:y="25.88cm" svg:viewBox="0 0 82 146" draw:points="72,0 73,0 74,0 76,0 77,1 78,1 78,1 79,2 80,2 80,3 81,4 81,5 82,5 82,6 82,7 82,8 82,10 82,11 82,12 82,13 82,14 81,15 81,16 80,17 80,17 79,18 78,19 78,19 77,19 76,20 74,20 73,20 72,20 45,20 42,20 39,20 36,21 34,21 32,22 30,23 28,24 26,26 25,27 24,29 22,31 22,33 21,35 20,38 20,40 20,43 20,101 20,104 20,106 21,109 22,111 22,114 23,116 25,118 26,119 27,121 29,122 31,123 33,124 35,125 38,125 40,125 43,125 71,125 73,125 74,126 75,126 76,126 77,126 78,127 79,127 80,128 80,129 81,130 81,130 82,131 82,132 82,134 82,135 82,136 82,137 82,138 82,139 82,140 81,141 81,142 80,143 80,143 79,144 78,144 77,145 77,145 75,145 74,146 73,146 72,146 40,146 36,145 32,145 30,144 28,144 26,143 24,143 23,142 21,141 18,139 14,136 11,134 9,131 6,128 5,126 4,124 4,123 3,121 2,119 2,117 1,113 0,110 0,105 0,43 0,38 1,34 2,29 3,26 3,24 4,22 5,20 6,19 7,17 8,16 10,14 11,13 14,10 16,8 18,7 20,6 21,5 23,4 25,3 27,2 29,2 34,1 38,0 43,0">
            <text:p/>
          </draw:polygon>
          <draw:polygon draw:style-name="gr5" draw:text-style-name="P5" draw:layer="Beschriftung" svg:width="0.102cm" svg:height="0.207cm" svg:x="9.276cm" svg:y="25.818cm" svg:viewBox="0 0 103 208" draw:points="0,196 0,12 0,11 0,9 0,8 1,7 1,6 1,5 2,4 3,3 3,2 4,2 5,1 6,1 7,0 8,0 9,0 10,0 12,0 13,0 14,0 15,1 15,1 16,2 17,2 18,3 18,4 19,5 19,6 19,7 20,8 20,9 20,10 20,12 20,63 63,63 67,63 69,63 71,63 73,64 75,64 77,65 78,66 82,68 86,70 89,72 93,75 94,77 95,78 96,80 97,81 98,83 99,84 100,86 101,88 101,89 102,91 103,95 103,99 103,104 103,197 103,198 103,200 103,201 103,202 103,203 102,204 102,204 101,205 101,206 100,206 99,207 98,207 97,207 96,208 95,208 94,208 93,208 92,208 91,207 90,207 89,207 88,206 87,206 86,205 86,204 85,203 85,203 84,202 84,201 84,199 84,198 84,197 84,106 84,103 83,101 83,98 82,96 81,94 80,92 79,90 78,88 76,87 74,86 72,85 70,84 68,83 65,83 62,83 59,82 20,82 20,197 20,198 20,199 20,200 19,202 19,203 19,203 18,204 17,205 17,206 16,206 15,207 14,207 13,207 12,208 11,208 10,208 8,208 7,208 6,207 5,207 5,207 4,206 3,206 2,205 2,204 1,203 1,202 1,201 0,200 0,199 0,197">
            <text:p/>
          </draw:polygon>
        </draw:g>
        <draw:g>
          <draw:path draw:style-name="gr5" draw:text-style-name="P5" draw:layer="Beschriftung" svg:width="0.145cm" svg:height="0.207cm" svg:x="7.765cm" svg:y="24.819cm" svg:viewBox="0 0 146 208" svg:d="m3 188 61-180v-1l1-1v-1-1h1v-1l1-1h1v-1h1 1v-1h1 1 1 1v0h1 1 1v1h1 1v1h1v1l1 1v0l1 1v1l1 1v1l61 185 1 1v1 1l1 1v0 1 1 1 1h-1v1 1l-1 1v0l-1 1v1h-1l-1 1h-1-1l-1 1h-1-1-1-1-1l-1-1v0h-1l-1-1v0l-1-1-1-1v0l-1-1v-1l-1-1-1-2-14-44h-76l-15 45-1 2v1l-1 1v0l-1 1v1h-1v1h-1-1v1h-1-1v0h-1-2-1-1-1l-1-1h-1l-1-1v0l-1-1v-1h-1v-1l-1-1v-1-2-1 0 0-1l1-2 1-3zm103-56-32-94-32 94z">
            <text:p/>
          </draw:path>
          <draw:polygon draw:style-name="gr5" draw:text-style-name="P5" draw:layer="Beschriftung" svg:width="0.04cm" svg:height="0.207cm" svg:x="7.945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olygon draw:style-name="gr5" draw:text-style-name="P5" draw:layer="Beschriftung" svg:width="0.04cm" svg:height="0.207cm" svg:x="8.021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5" draw:text-style-name="P5" draw:layer="Beschriftung" svg:width="0.102cm" svg:height="0.207cm" svg:x="8.093cm" svg:y="24.881cm" svg:viewBox="0 0 103 208" svg:d="m83 20h-40-2-2l-2 1-3 1h-2l-2 2-1 1-2 1-1 1-1 1-1 1v1h-1l-1 1v1l-1 2v1 1l-1 1v1 3 2 58 3 2 3l1 3 1 2v1l1 1 1 1v1l1 1 1 1v0l1 1 1 1h1l1 1h1l1 1h1 1l1 1h2 3l2 1h41zm-41-126h51 1 1 1l1 1h1l1 1h1l1 1v1h1v1l1 1v1 2 1 1 159 4 2l-1 2v2 2l-1 1-1 2-1 2v1l-1 2-1 1-3 3-3 3-3 3-3 2-3 2-3 2-4 1-3 1h-4-4-43-1-2-1-1l-1-1h-1l-1-1v0l-1-1v0l-1-1v-1l-1-1v-1-1-1-2-1-1l1-1v-1l1-1v0l1-1 1-1v0l1-1h1 2 1l1-1h1 35 3 3 3l3-1 2-1h2l2-1 2-2 2-1 1-1 1-2 1-2 1-2v-2l1-2v-2-23h-45l-4-1h-2-2l-2-1h-2l-1-1-2-1h-2l-1-1-2-1-2-1-1-2-2-1-2-3-3-3-2-3-2-4-1-4-2-3v-4l-1-4v-5-63-4l1-4v-2l1-2v-1l1-2 1-2 1-2v-1l2-2 1-1 1-2 3-3 3-3 3-2 2-1 2-1 1-1 2-1 2-1h2l4-1 4-1z">
            <text:p/>
          </draw:path>
          <draw:path draw:style-name="gr5" draw:text-style-name="P5" draw:layer="Beschriftung" svg:width="0.103cm" svg:height="0.145cm" svg:x="8.235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144cm" svg:height="0.145cm" svg:x="8.375cm" svg:y="24.88cm" svg:viewBox="0 0 145 146" draw:points="0,136 0,10 0,9 0,8 0,8 0,7 1,7 1,6 1,6 1,5 1,5 2,4 2,4 2,3 3,3 4,2 4,2 4,2 5,1 5,1 5,1 6,1 7,1 8,0 9,0 10,0 11,0 102,0 106,0 110,1 114,2 118,3 122,4 125,6 128,8 131,11 135,14 137,17 139,19 140,21 141,23 142,24 143,26 143,28 144,30 144,32 145,34 145,36 145,38 145,40 145,134 145,135 145,137 145,138 145,139 144,140 144,141 143,142 143,143 142,144 142,144 141,145 140,145 139,146 138,146 137,146 136,146 134,146 133,146 132,146 131,145 130,145 129,144 128,144 128,143 127,142 127,141 126,140 126,139 125,138 125,137 125,135 125,134 125,42 125,40 125,37 124,35 124,34 124,33 123,32 123,32 122,31 122,30 121,29 121,28 120,28 119,27 118,25 116,24 115,23 114,23 113,22 112,22 110,21 107,21 105,20 102,20 83,20 83,134 83,135 83,137 83,138 82,139 82,140 82,141 81,142 80,143 80,143 79,144 78,145 77,145 76,145 75,145 74,146 73,146 72,146 71,146 69,145 68,145 67,145 66,144 66,144 65,143 64,142 64,141 63,140 63,139 63,138 62,137 62,136 62,135 62,20 20,20 20,135 20,137 20,138 19,139 19,140 19,141 18,142 18,143 17,143 17,144 16,144 15,145 14,145 13,145 12,146 11,146 10,146 9,146 8,146 7,145 6,145 5,145 4,144 3,144 2,143 2,143 1,142 1,141 1,140 0,139 0,138 0,137">
            <text:p/>
          </draw:polygon>
          <draw:path draw:style-name="gr5" draw:text-style-name="P5" draw:layer="Beschriftung" svg:width="0.103cm" svg:height="0.145cm" svg:x="8.556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ath draw:style-name="gr5" draw:text-style-name="P5" draw:layer="Beschriftung" svg:width="0.019cm" svg:height="0.207cm" svg:x="8.698cm" svg:y="24.818cm" svg:viewBox="0 0 20 208" svg:d="m20 74v123 1 1 1 1l-1 2v0l-1 1v1l-1 1h-1v1h-1l-1 1h-1-1-2-1-1-1l-1-1h-1l-1-1h-1v-1l-1-1h-1v-1-1l-1-1v-2-1-1-123-2-1-1l1-1v-1-1l1-1 1-1v0l1-1h1l1-1h1 1 1 1 1 2 1 1v1h1l1 1h1v1l1 1v1l1 1v1 1 1zm-20-52v-10-2l1-1v-1-1 0l1-1v-1l1-1v0l1-1h1 1l1-1h1 1 1 1 1 1l1 1h1 1l1 1 1 1v0l1 1v1 1l1 1v1 1 1 9 2 1 1l-1 1v1 1l-1 1h-1v1l-1 1h-1-1l-1 1h-1-1-1-1-2v0l-1-1h-1-1l-1-1v0l-1-1v-1l-1-1v-1-1-1l-1-1z">
            <text:p/>
          </draw:path>
          <draw:polygon draw:style-name="gr5" draw:text-style-name="P5" draw:layer="Beschriftung" svg:width="0.102cm" svg:height="0.144cm" svg:x="8.757cm" svg:y="24.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5" draw:text-style-name="P5" draw:layer="Beschriftung" svg:width="0.082cm" svg:height="0.207cm" svg:x="8.887cm" svg:y="24.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2cm" svg:height="0.144cm" svg:x="8.994cm" svg:y="24.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5" draw:text-style-name="P5" draw:layer="Beschriftung" svg:width="0.04cm" svg:height="0.207cm" svg:x="9.136cm" svg:y="24.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5" draw:text-style-name="P5" draw:layer="Beschriftung" svg:width="0.103cm" svg:height="0.145cm" svg:x="9.208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82cm" svg:height="0.145cm" svg:x="9.348cm" svg:y="24.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ath draw:style-name="gr5" draw:text-style-name="P5" draw:layer="Beschriftung" svg:width="0.103cm" svg:height="0.145cm" svg:x="9.459cm" svg:y="24.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102cm" svg:height="0.144cm" svg:x="9.599cm" svg:y="24.88cm" svg:viewBox="0 0 103 145" draw:points="0,10 0,9 0,8 0,7 1,6 1,5 1,4 2,3 3,3 3,2 4,1 5,1 6,1 7,0 8,0 9,0 10,0 63,0 65,0 67,0 69,0 71,1 73,1 75,2 77,3 79,3 83,5 86,8 90,10 93,13 94,15 96,16 97,17 98,19 99,20 99,22 100,23 101,25 101,27 102,28 103,32 103,36 103,40 103,132 103,134 103,135 103,137 103,138 102,139 102,140 102,141 101,142 100,143 100,144 99,144 98,145 97,145 96,145 95,145 94,145 93,145 91,145 90,145 89,145 88,144 87,144 87,143 86,142 85,141 85,140 84,139 84,138 84,136 83,135 83,134 83,132 83,41 83,39 83,37 83,35 82,34 82,33 82,32 81,31 81,30 80,29 80,29 79,28 79,27 78,27 76,25 75,24 73,23 71,22 69,21 68,21 68,21 67,21 66,21 64,21 19,21 19,134 19,135 19,136 19,138 19,139 18,140 18,141 18,142 17,142 16,143 16,144 15,144 14,145 13,145 12,145 11,145 10,145 9,145 7,145 6,145 6,145 5,144 4,144 3,143 2,142 2,142 1,141 1,140 1,139 0,138 0,137 0,135 0,134">
            <text:p/>
          </draw:polygon>
          <draw:polygon draw:style-name="gr5" draw:text-style-name="P5" draw:layer="Beschriftung" svg:width="0.102cm" svg:height="0.146cm" svg:x="9.734cm" svg:y="24.88cm" svg:viewBox="0 0 103 147" draw:points="101,17 29,125 92,125 93,125 94,125 96,126 97,126 98,126 99,127 99,128 100,128 101,129 101,130 102,131 102,132 102,133 103,134 103,136 103,137 103,138 103,139 102,140 102,141 102,142 101,143 101,143 100,144 99,145 99,145 98,146 97,146 96,146 94,146 93,146 92,147 13,147 11,146 10,146 8,146 7,146 6,145 5,145 4,144 3,144 2,143 2,142 1,141 1,140 0,139 0,138 0,137 0,135 0,135 0,134 0,133 1,131 1,130 2,129 2,128 3,127 74,20 10,20 9,20 8,20 7,20 6,20 5,19 4,19 3,19 3,18 2,17 2,17 1,16 1,15 1,14 0,13 0,12 0,11 0,9 0,8 1,7 1,6 1,5 2,4 2,3 3,3 3,2 4,1 5,1 6,1 7,0 8,0 9,0 11,0 89,0 91,0 93,0 94,0 95,1 97,1 98,1 99,2 100,3 101,3 101,4 102,5 102,6 103,7 103,8 103,9 103,10 103,11 103,12 103,13 103,14 102,14 102,15 102,16">
            <text:p/>
          </draw:polygon>
        </draw:g>
        <draw:g>
          <draw:polygon draw:style-name="gr5" draw:text-style-name="P5" draw:layer="Beschriftung" svg:width="0.186cm" svg:height="0.207cm" svg:x="15.956cm" svg:y="24.819cm" svg:viewBox="0 0 187 208" draw:points="134,160 168,9 168,8 168,7 169,6 169,5 169,5 170,4 170,3 171,3 172,2 172,2 173,1 174,1 175,1 175,1 176,1 177,1 178,1 180,1 181,1 182,1 182,1 183,2 184,2 185,3 185,3 186,4 186,5 187,5 187,6 187,7 187,8 187,9 187,11 187,13 187,14 186,16 146,198 145,200 145,201 144,202 144,203 143,204 143,205 142,205 141,206 141,207 140,207 139,207 139,208 138,208 137,208 136,208 135,208 134,208 133,208 132,207 131,207 131,207 130,206 129,206 129,205 128,204 127,204 127,203 126,202 126,201 125,200 125,199 93,104 62,199 61,201 61,202 60,203 60,204 59,205 59,205 58,206 57,206 57,207 56,207 55,207 55,208 54,208 53,208 52,208 51,208 50,208 49,208 48,207 47,207 47,207 46,206 45,206 45,205 44,205 44,204 43,203 43,202 42,201 42,201 42,200 0,14 0,14 0,13 0,12 0,11 0,9 0,8 0,7 0,6 1,5 1,4 1,4 2,3 3,2 3,2 4,1 5,1 6,1 7,0 8,0 9,0 11,0 12,0 12,0 13,0 14,1 15,1 15,1 16,2 17,2 17,3 18,3 18,4 19,5 19,6 19,7 20,8 20,9 53,160 83,71 84,70 84,69 85,68 85,67 86,67 86,66 87,65 88,65 88,64 89,64 90,63 91,63 91,63 92,62 93,62 94,62 95,62 96,62 97,63 97,63 98,63 99,64 99,64 100,65 101,65 101,66 102,67 102,68 103,69 103,70 104,72">
            <text:p/>
          </draw:polygon>
          <draw:path draw:style-name="gr5" draw:text-style-name="P5" draw:layer="Beschriftung" svg:width="0.103cm" svg:height="0.145cm" svg:x="16.175cm" svg:y="24.88cm" svg:viewBox="0 0 104 146" svg:d="m21 63h63v-5l-1-5v-4l-1-4-1-4-1-3-1-2v-1l-1-2-1-1-1-1-1-2-2-1-1-1-1-1-1-1-2-1-1-1h-2l-1-1h-2l-2-1h-1-2l-2-1h-2-2l-2 1h-1-2l-2 1h-1l-2 1h-2l-1 1-2 1-1 1-2 1-3 3-2 2-1 2-1 1-1 1v1l-1 2-1 1-1 4v4l-1 5v5zm-21-8v-3-2l1-3v-2l1-3 1-2v-3l2-2 1-2 1-2 2-3 1-2 2-2 2-2 4-4 4-3 4-3 4-2 5-2 4-1 4-1 5-1h5 5l3 1h2l3 1h2l3 1 2 1 3 1 2 2 2 1 2 2 5 3 4 4 3 4 2 3 3 4 1 4 2 3v2l1 2v2 2 2l1 2v26 1l-1 1v1 1 1l-1 1v0l-1 1v1h-1l-1 1h-1-1-1l-1 1h-1-74v18 3l1 3v2l1 3v2l1 2 1 2 2 2 1 1 2 2 2 1 1 1h3l2 1h2 3 50 1 2 1l1 1h1l1 1h1l1 1h1v1l1 1v1l1 1v1 1 1 2 1 1l-1 1v1h-1v1l-1 1h-1l-1 1h-1l-1 1h-1-1-2-1-51-2-2-2l-2-1h-2l-2-1h-1l-2-1-2-1-2-1-3-2-4-3-3-3-3-3-2-4-2-3-2-4-1-4-1-4-1-4v-4z">
            <text:p/>
          </draw:path>
          <draw:polygon draw:style-name="gr5" draw:text-style-name="P5" draw:layer="Beschriftung" svg:width="0.082cm" svg:height="0.145cm" svg:x="16.314cm" svg:y="24.88cm" svg:viewBox="0 0 83 146" draw:points="0,11 0,10 0,9 0,7 1,6 1,5 2,4 2,4 3,3 4,2 5,2 6,1 7,1 8,0 9,0 10,0 12,0 72,0 73,0 74,0 76,0 77,1 78,1 79,1 80,2 80,2 81,3 82,4 82,4 82,5 83,6 83,7 83,8 83,10 83,30 83,31 83,32 83,34 83,35 82,36 82,37 81,38 81,38 80,39 80,40 79,40 78,40 77,41 76,41 75,41 74,41 73,41 71,41 70,41 69,41 68,40 67,40 67,39 66,39 65,38 65,37 64,36 64,35 63,34 63,33 63,32 63,30 63,20 20,20 20,135 20,136 20,137 20,139 20,140 19,141 19,141 18,142 18,143 17,144 16,144 15,145 14,145 13,145 12,146 11,146 10,146 9,146 7,146 6,145 6,145 5,145 4,144 3,144 2,143 2,142 1,141 1,140 1,139 0,138 0,137 0,136 0,134">
            <text:p/>
          </draw:polygon>
          <draw:polygon draw:style-name="gr5" draw:text-style-name="P5" draw:layer="Beschriftung" svg:width="0.103cm" svg:height="0.207cm" svg:x="16.432cm" svg:y="24.819cm" svg:viewBox="0 0 104 208" draw:points="0,197 0,11 0,10 0,9 0,7 1,6 1,5 1,4 2,4 2,3 3,2 4,2 5,1 6,1 6,0 7,0 9,0 10,0 11,0 12,0 13,0 14,1 15,1 16,2 17,2 17,3 18,4 18,4 19,5 19,6 19,7 20,9 20,10 20,11 20,115 86,66 87,65 88,64 89,64 90,63 91,63 92,63 93,63 94,63 96,63 97,63 98,63 99,63 100,64 100,64 101,65 102,65 102,66 103,67 103,67 104,68 104,69 104,70 104,71 104,72 104,73 104,74 104,74 104,75 104,75 104,76 103,76 103,77 103,77 102,78 102,78 102,79 101,80 100,81 60,111 102,192 103,193 103,194 103,195 104,195 104,196 104,197 104,197 104,198 104,199 104,200 104,201 103,202 103,203 102,204 102,205 101,205 101,206 100,207 99,207 98,207 97,208 96,208 95,208 93,208 93,208 92,208 91,208 91,208 90,207 90,207 89,207 89,207 88,206 88,206 87,205 87,205 86,204 86,204 85,202 44,123 21,141 21,197 20,198 20,199 20,201 20,202 20,203 19,203 19,204 18,205 17,205 17,206 16,206 15,207 14,207 13,207 12,207 10,207 9,207 8,207 7,207 6,207 5,206 4,206 3,206 3,205 2,204 1,203 1,203 1,202 0,201 0,200 0,198">
            <text:p/>
          </draw:polygon>
          <draw:polygon draw:style-name="gr5" draw:text-style-name="P5" draw:layer="Beschriftung" svg:width="0.103cm" svg:height="0.145cm" svg:x="16.564cm" svg:y="24.88cm" svg:viewBox="0 0 104 146" draw:points="86,11 88,12 89,13 90,13 91,14 91,14 91,15 92,15 92,16 92,16 93,17 93,18 93,18 93,19 93,20 93,21 93,22 93,23 92,24 92,25 92,26 91,27 91,28 90,28 89,29 89,29 88,30 87,30 86,30 85,30 84,30 83,30 82,30 81,30 80,30 79,29 78,29 76,28 71,26 66,25 61,23 56,22 52,21 48,21 43,20 40,20 37,20 35,20 33,21 31,21 29,22 28,22 26,23 25,24 24,25 23,27 22,28 21,30 21,31 20,33 20,35 20,37 20,38 20,39 20,41 21,42 21,43 22,44 22,45 23,46 23,46 24,47 25,48 26,49 27,50 28,50 29,51 30,52 81,75 84,77 87,78 89,80 91,81 93,83 95,85 97,87 98,89 99,91 101,93 102,96 102,98 103,101 103,103 104,106 104,109 104,111 104,113 103,115 103,118 102,120 102,122 101,124 100,126 99,128 97,129 96,131 95,133 93,135 91,136 87,140 85,141 83,142 81,143 78,144 76,145 73,145 70,146 67,146 60,146 54,145 47,144 40,143 32,142 25,140 9,135 7,135 6,134 5,134 4,133 4,133 3,132 2,132 2,131 1,130 1,130 1,129 0,128 0,127 0,127 0,126 0,124 0,123 0,122 1,121 1,120 1,120 2,119 2,118 3,117 4,117 4,117 5,116 6,116 7,116 8,116 9,116 10,116 12,116 13,116 15,116 16,116 17,117 19,117 20,118 25,120 31,121 36,123 41,124 47,125 52,125 58,126 64,126 66,126 68,126 69,125 71,125 73,125 74,124 75,124 76,123 76,123 77,122 78,122 79,121 79,120 80,120 81,119 81,118 82,117 82,116 83,115 83,114 83,113 83,112 83,111 84,110 84,109 84,107 83,106 83,105 83,104 82,103 82,102 81,101 80,100 80,99 79,98 78,97 76,96 74,95 71,93 22,70 19,69 17,67 15,66 12,64 10,62 9,60 7,58 6,56 4,54 3,52 2,49 1,47 1,44 0,41 0,38 0,35 0,32 1,29 1,25 2,22 4,19 6,17 7,14 10,11 13,9 14,7 15,6 17,5 19,4 20,4 22,3 24,2 25,2 27,1 29,1 33,0 37,0 44,0 51,1 58,1 64,3 70,4 76,6 81,8">
            <text:p/>
          </draw:polygon>
          <draw:polygon draw:style-name="gr5" draw:text-style-name="P5" draw:layer="Beschriftung" svg:width="0.082cm" svg:height="0.207cm" svg:x="16.69cm" svg:y="24.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ath draw:style-name="gr5" draw:text-style-name="P5" draw:layer="Beschriftung" svg:width="0.102cm" svg:height="0.144cm" svg:x="16.797cm" svg:y="24.88cm" svg:viewBox="0 0 103 145" svg:d="m31 28-2 1-1 1-1 1-1 1-1 2-1 1-1 2-1 1v2l-1 1v2l-1 2v4 4 42 2 2 2l1 2v1l1 2 1 2v1l1 2 2 1 1 2 1 1 2 1 1 2 4 2 2 2 2 1 2 1h3l2 1h2l2 1h2 3l2-1h2l2-1 3-1 2-1 2-1 2-1 2-2 1-1 2-1 1-2 1-1 1-2 1-1 1-2 1-2 1-2v-2l1-2v-2l1-2v-5-35-4l-1-4-1-4v-2l-1-2-1-1v-2l-1-1-1-2-1-1-1-2-1-1-2-1-2-2-3-2-2-2-3-1-2-1h-2l-1-1h-1-2-1-2-2-3l-3 1-2 1-3 1-3 1-3 2zm17-26h6l5 1 5 1 5 2 2 1 3 1 2 1 2 1 2 2 2 1 2 2 2 1 3 4 3 4 3 4 2 4 1 2 1 2 1 2v2l1 3v2 2 2 48 6 2l-1 3v3l-1 2-1 2-1 3-1 2-1 2-2 3-1 2-2 2-2 2-2 2-2 2-3 3-4 2-4 2-4 2-5 2h-5l-4 1h-6-5l-5-1-5-1h-2l-2-1-2-1-2-1-2-1-2-1-2-1-2-2-2-1-1-2-4-4-4-5-2-4-3-5-1-2-1-3v-2l-1-3v-2l-1-3v-2-3-45-3-2l1-3v-3l1-2 1-3 1-2 1-2 1-3 1-2 2-2 2-2 2-2 2-3 4-4 4-2 3-3 4-2 4-1 4-1 4-1 4-1z">
            <text:p/>
          </draw:path>
          <draw:polygon draw:style-name="gr5" draw:text-style-name="P5" draw:layer="Beschriftung" svg:width="0.081cm" svg:height="0.207cm" svg:x="16.939cm" svg:y="24.817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polygon draw:style-name="gr5" draw:text-style-name="P5" draw:layer="Beschriftung" svg:width="0.081cm" svg:height="0.207cm" svg:x="17.063cm" svg:y="24.817cm" svg:viewBox="0 0 82 208" draw:points="62,0 72,0 73,0 74,0 75,0 76,1 77,1 78,1 79,2 80,3 80,3 81,4 81,5 82,6 82,7 82,8 82,9 82,10 82,11 82,12 82,14 82,15 81,15 81,16 80,17 80,18 79,18 78,19 77,19 76,20 75,20 74,20 72,20 71,20 65,20 63,20 60,21 58,21 56,22 54,23 52,24 50,25 49,26 48,27 47,28 46,29 45,29 44,30 44,31 43,32 43,33 42,34 42,36 42,37 41,38 41,39 41,40 41,43 41,63 71,63 72,63 74,63 75,63 76,63 77,64 78,64 79,65 80,65 80,66 81,67 81,68 82,69 82,70 82,71 82,72 82,73 82,74 82,75 82,76 82,77 81,78 81,79 80,80 80,80 79,81 78,81 77,82 76,82 75,82 74,82 72,83 71,83 41,83 41,198 41,199 40,200 40,202 40,203 40,204 39,204 39,205 38,206 37,206 36,207 36,207 35,208 34,208 33,208 31,208 30,208 29,208 28,208 27,208 26,208 25,207 24,207 24,206 23,206 22,205 22,204 22,203 21,202 21,201 21,200 21,198 21,197 21,83 10,83 8,83 7,82 6,82 5,82 4,82 4,81 3,81 2,80 2,79 1,79 1,78 1,77 0,76 0,75 0,74 0,73 0,71 0,70 0,69 1,68 1,67 1,67 2,66 3,65 3,65 4,64 5,64 6,63 7,63 8,63 9,63 10,63 21,63 21,42 21,38 21,34 22,30 23,28 24,26 24,24 25,23 26,21 27,20 28,18 29,16 32,14 36,10 39,8 43,5 47,3 48,3 50,2 52,1 54,1 56,0 58,0 60,0">
            <text:p/>
          </draw:polygon>
        </draw:g>
        <draw:g>
          <draw:path draw:style-name="gr5" draw:text-style-name="P5" draw:layer="Beschriftung" svg:width="0.125cm" svg:height="0.207cm" svg:x="19.171cm" svg:y="27.819cm" svg:viewBox="0 0 126 208" svg:d="m126 145-1 7-1 7v3l-1 3-1 3-1 3-1 3-2 3-1 3-2 2-2 3-2 2-2 2-3 2-4 4-5 4-5 2-4 3-5 2h-2l-2 1h-2l-3 1h-2-2-60-2-1l-1-1h-1v0l-1-1h-1l-1-1v-1l-1-1v-1-1l-1-1v-2-1-2-182-2-1-1l1-2v-1l1-1v-1l1-1 1-1h1l1-1h1l1-1h2 1 2 43 6l6 1h5l5 2 5 1 2 1 2 1 2 1 2 1 1 1 2 1 5 5 4 5 2 2 2 3 1 2 2 3 1 3 1 2 1 3 1 3v2l1 3v3 3 6l-1 3v3l-1 3-1 3-1 2-1 3-1 2-2 3-1 2-2 2-2 2-2 3-2 2-2 2 3 1 3 3 3 2 2 3 3 2 2 3 3 3 2 4 2 3 2 4 1 4 1 4 1 3 1 4v4zm-60-35h-44v84h43 5l4-1h2l2-1 2-1h2l2-1 2-1 1-1 2-2 2-1 1-1 2-2 1-1 3-3 2-4 2-3 2-4 1-3 1-4v-4-4-4-4l-1-3-1-4-2-4-1-3-3-3-2-4-1-1-2-2-1-1-2-2-2-1-1-1-2-1-2-1-2-1h-2l-2-1h-2l-5-1zm-6-84h-42v62h42 4 4l3-1h2l1-1h2l1-1 1-1h2l1-1 1-1 1-1 1-1 2-2 1-3 2-2 1-3 1-3v-2l1-3v-4-3l-1-3v-3l-1-3-1-3-2-2-2-3-2-3-1-1-1-1-1-1-1-1-1-1-2-1h-1l-2-1-1-1h-2l-1-1h-2-4z">
            <text:p/>
          </draw:path>
          <draw:polygon draw:style-name="gr5" draw:text-style-name="P5" draw:layer="Beschriftung" svg:width="0.04cm" svg:height="0.207cm" svg:x="19.335cm" svg:y="27.818cm" svg:viewBox="0 0 41 208" draw:points="0,11 0,10 0,8 0,7 1,6 1,5 2,4 2,3 3,3 3,2 4,2 5,1 6,1 7,0 8,0 10,0 11,0 12,0 13,0 14,0 15,1 16,1 17,2 17,2 18,3 18,4 19,4 19,5 20,6 20,7 20,9 20,10 20,11 20,172 20,176 21,178 21,179 21,180 22,182 22,183 23,184 23,185 24,186 25,186 26,187 26,187 27,187 28,188 30,188 31,188 32,188 33,188 35,188 36,189 37,189 37,190 38,190 39,191 39,192 40,193 40,193 41,195 41,196 41,197 41,198 41,199 41,200 41,201 40,202 40,203 40,204 39,205 38,206 38,206 37,207 36,207 35,207 34,208 33,208 32,208 30,208 29,208 27,208 26,208 24,207 23,207 21,207 20,206 19,206 17,205 16,204 13,203 11,201 8,198 6,196 6,195 5,194 4,192 3,191 3,190 2,188 1,185 1,182 0,179 0,176">
            <text:p/>
          </draw:polygon>
          <draw:path draw:style-name="gr5" draw:text-style-name="P5" draw:layer="Beschriftung" svg:width="0.103cm" svg:height="0.145cm" svg:x="19.404cm" svg:y="27.88cm" svg:viewBox="0 0 104 146" svg:d="m83 83h-40-3-2l-3 1h-1-1l-1 1h-1l-1 1h-1l-1 1v1l-1 1h-1l-1 2-1 2-1 2-1 2-1 2v1l-1 2v3 2l1 1v1 1 1l1 1v1 1l1 1v0l1 1 1 1v1l2 1 2 2 1 1 2 1 2 1h2l1 1h2 2 42zm-20-105h-42-1-1-1l-1-1h-1-1l-1-1h-1v-1l-1-1v-1-1l-1-1v-1-1-1-1-1-1l1-1v-1-1l1-1v-1h1l1-1h1 1l1-1h1 1 1 43 4 2l3 1h1l2 1 2 1h2l2 1 2 1 1 1 2 1 2 2 1 1 2 2 1 1 3 4 2 3 2 3 1 4 2 3v4l1 3v4 92 2 1 1l-1 1v2 0l-1 1v0 1h-1v1 0h-1v1h-1v0l-1 1v0h-1v0l-1 1h-1v0h-1-2-52-2-2-2l-2-1h-1l-2-1h-2l-2-1-1-1-2-1-4-2-3-3-3-3-3-3-2-3-2-4-2-3-1-2v-2l-1-2v-1l-1-2v-2-4-5l1-4 1-4 1-4 1-1 1-2 2-4 2-3 3-3 3-3 1-1 2-1 1-2 2-1h2l2-1 1-1 2-1h2l2-1h4 4 43v-26 0-1-1 0-1-1h-1v-1l-1-2-1-1-1-1-2-2-1-1-2-2-2-1h-1l-1-1h-1-1l-1-1h-1-1-1z">
            <text:p/>
          </draw:path>
          <draw:polygon draw:style-name="gr5" draw:text-style-name="P5" draw:layer="Beschriftung" svg:width="0.082cm" svg:height="0.207cm" svg:x="19.534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polygon draw:style-name="gr5" draw:text-style-name="P5" draw:layer="Beschriftung" svg:width="0.082cm" svg:height="0.207cm" svg:x="19.632cm" svg:y="27.818cm" svg:viewBox="0 0 83 208" draw:points="21,63 21,10 21,9 21,8 21,7 21,6 22,5 22,4 23,3 23,3 24,2 25,1 26,1 26,1 27,0 29,0 30,0 31,0 32,0 33,0 34,0 35,1 36,1 37,2 37,2 38,3 39,3 39,4 40,5 40,6 40,7 40,8 40,10 40,11 40,63 72,63 73,63 75,63 76,63 77,64 78,64 79,64 79,65 80,66 81,66 81,67 82,68 82,69 82,70 83,71 83,72 83,74 83,75 83,76 82,77 82,78 82,78 81,79 81,80 80,80 79,81 78,81 78,82 77,82 75,82 74,82 73,82 72,82 40,82 40,197 40,199 40,200 40,201 40,202 40,203 39,204 39,205 38,205 37,206 37,207 36,207 35,207 34,208 33,208 32,208 31,208 29,208 28,208 27,208 26,207 25,207 25,206 24,206 23,205 23,204 22,204 22,203 21,202 21,200 21,199 21,198 21,197 21,82 10,82 9,82 8,82 7,82 6,82 5,82 4,81 3,81 3,80 2,79 1,79 1,78 1,77 0,76 0,75 0,74 0,73 0,72 0,71 0,69 1,69 1,68 1,67 2,66 3,65 3,65 4,64 5,64 6,64 7,63 8,63 9,63 10,6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2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svg:title>Beschriftung</svg:title>
        <svg:desc>Beschriftung der Textfelder des Schriftfelds in 8pt osifont
http://code.google.com/p/osifont/</svg:desc>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Domhardt</meta:initial-creator>
    <meta:creation-date>2013-11-19T08:50:40</meta:creation-date>
    <dc:date>2013-11-19T12:44:33</dc:date>
    <dc:creator>Michael Domhardt</dc:creator>
    <meta:editing-duration>PT1H12M25S</meta:editing-duration>
    <meta:editing-cycles>11</meta:editing-cycles>
    <meta:generator>OpenOffice.org/3.4$Unix OpenOffice.org_project/340m1$Build-9590</meta:generator>
    <dc:description>Die verwendete Schriftart heißt osifont und entspricht den Anforderungen der ISO 3098. Die Schriftart ist unter http://code.google.com/p/osifont/ frei verfügbar.</dc:description>
    <meta:document-statistic meta:object-count="203"/>
  </office:meta>
</office:document-meta>
</file>